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12" style:family="table">
      <style:table-properties style:width="6.6931in" table:align="margins"/>
    </style:style>
    <style:style style:name="Tabla12.A" style:family="table-column">
      <style:table-column-properties style:column-width="6.6931in" style:rel-column-width="65535*"/>
    </style:style>
    <style:style style:name="Tabla12.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Contents_20_Heading">
      <style:paragraph-properties fo:break-before="page"/>
    </style:style>
    <style:style style:name="P45" style:family="paragraph" style:parent-style-name="Text_20_body">
      <style:paragraph-properties fo:margin-left="0.9756in" fo:margin-right="0in" fo:text-indent="0in" style:auto-text-indent="false"/>
    </style:style>
    <style:style style:name="P46" style:family="paragraph" style:parent-style-name="Text_20_body">
      <style:paragraph-properties fo:margin-left="0in" fo:margin-right="0in" fo:text-indent="0in" style:auto-text-indent="false"/>
    </style:style>
    <style:style style:name="P4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49" style:family="paragraph" style:parent-style-name="Footnote">
      <style:paragraph-properties fo:margin-left="0in" fo:margin-right="0in" fo:text-indent="0in" style:auto-text-indent="false"/>
    </style:style>
    <style:style style:name="P50" style:family="paragraph" style:parent-style-name="Text_20_body">
      <style:paragraph-properties fo:margin-left="0.9673in" fo:margin-right="0in" fo:text-indent="0in" style:auto-text-indent="false"/>
    </style:style>
    <style:style style:name="P51" style:family="paragraph" style:parent-style-name="Text_20_body">
      <style:paragraph-properties fo:margin-left="0.9835in" fo:margin-right="0in" fo:text-indent="0in" style:auto-text-indent="false"/>
    </style:style>
    <style:style style:name="P52" style:family="paragraph" style:parent-style-name="Text_20_body">
      <style:paragraph-properties fo:margin-left="0.9835in" fo:margin-right="0in" fo:text-indent="0in" style:auto-text-indent="false"/>
      <style:text-properties fo:font-weight="bold" style:font-weight-asian="bold" style:font-weight-complex="bold"/>
    </style:style>
    <style:style style:name="P53"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54" style:family="paragraph" style:parent-style-name="Standard">
      <style:paragraph-properties fo:margin-left="0.9835in" fo:margin-right="0in" fo:text-indent="0in" style:auto-text-indent="false"/>
    </style:style>
    <style:style style:name="P55" style:family="paragraph" style:parent-style-name="Heading">
      <style:paragraph-properties fo:text-align="center" style:justify-single-word="false"/>
      <style:text-properties fo:font-size="70pt" style:font-size-asian="70pt" style:font-size-complex="70pt"/>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2">
      <style:paragraph-properties>
        <style:tab-stops>
          <style:tab-stop style:position="6.4965in" style:type="right" style:leader-style="dotted" style:leader-text="."/>
        </style:tab-stops>
      </style:paragraph-properties>
    </style:style>
    <style:style style:name="P58" style:family="paragraph" style:parent-style-name="Contents_20_3">
      <style:paragraph-properties>
        <style:tab-stops>
          <style:tab-stop style:position="6.3in" style:type="right" style:leader-style="dotted" style:leader-text="."/>
        </style:tab-stops>
      </style:paragraph-properties>
    </style:style>
    <style:style style:name="P59" style:family="paragraph" style:parent-style-name="Contents_20_4">
      <style:paragraph-properties>
        <style:tab-stops>
          <style:tab-stop style:position="6.1035in" style:type="right" style:leader-style="dotted" style:leader-text="."/>
        </style:tab-stops>
      </style:paragraph-properties>
    </style:style>
    <style:style style:name="P60" style:family="paragraph" style:parent-style-name="Contents_20_5">
      <style:paragraph-properties>
        <style:tab-stops>
          <style:tab-stop style:position="5.9071in" style:type="right" style:leader-style="dotted" style:leader-text="."/>
        </style:tab-stops>
      </style:paragraph-properties>
    </style:style>
    <style:style style:name="P61" style:family="paragraph" style:parent-style-name="Text_20_body" style:list-style-name="L45"/>
    <style:style style:name="P62" style:family="paragraph" style:parent-style-name="Text_20_body" style:list-style-name="L46">
      <style:text-properties style:text-underline-style="none" fo:font-weight="normal" style:font-weight-asian="normal" style:font-weight-complex="normal"/>
    </style:style>
    <style:style style:name="P63" style:family="paragraph" style:parent-style-name="Text_20_body" style:list-style-name="L47"/>
    <style:style style:name="P64" style:family="paragraph" style:parent-style-name="Text_20_body" style:list-style-name="L48"/>
    <style:style style:name="P65" style:family="paragraph" style:parent-style-name="Text_20_body" style:list-style-name="L49"/>
    <style:style style:name="P66" style:family="paragraph" style:parent-style-name="Text_20_body" style:list-style-name="L50"/>
    <style:style style:name="P67" style:family="paragraph" style:parent-style-name="Text_20_body" style:list-style-name="L51"/>
    <style:style style:name="P68" style:family="paragraph" style:parent-style-name="Text_20_body" style:list-style-name="L52">
      <style:text-properties fo:font-weight="bold" style:font-weight-asian="bold" style:font-weight-complex="bold"/>
    </style:style>
    <style:style style:name="P69" style:family="paragraph" style:parent-style-name="Text_20_body" style:list-style-name="L54">
      <style:text-properties fo:font-weight="bold" style:font-weight-asian="bold" style:font-weight-complex="bold"/>
    </style:style>
    <style:style style:name="P70" style:family="paragraph" style:parent-style-name="Text_20_body" style:list-style-name="L72">
      <style:paragraph-properties fo:text-align="start" style:justify-single-word="false"/>
      <style:text-properties fo:font-weight="bold" style:font-weight-asian="bold" style:font-weight-complex="bold"/>
    </style:style>
    <style:style style:name="P71" style:family="paragraph" style:parent-style-name="Text_20_body" style:list-style-name="L74">
      <style:text-properties fo:font-weight="bold" style:font-weight-asian="bold" style:font-weight-complex="bold"/>
    </style:style>
    <style:style style:name="P72" style:family="paragraph" style:parent-style-name="Text_20_body" style:list-style-name="L86">
      <style:text-properties fo:font-weight="bold" style:font-weight-asian="bold" style:font-weight-complex="bold"/>
    </style:style>
    <style:style style:name="P73" style:family="paragraph" style:parent-style-name="Text_20_body" style:list-style-name="L53">
      <style:text-properties fo:font-weight="normal" style:font-weight-asian="normal" style:font-weight-complex="normal"/>
    </style:style>
    <style:style style:name="P74" style:family="paragraph" style:parent-style-name="Text_20_body" style:list-style-name="L83">
      <style:text-properties fo:font-weight="normal" style:font-weight-asian="normal" style:font-weight-complex="normal"/>
    </style:style>
    <style:style style:name="P75" style:family="paragraph" style:parent-style-name="Text_20_body" style:list-style-name="L55"/>
    <style:style style:name="P76" style:family="paragraph" style:parent-style-name="Text_20_body" style:list-style-name="L56"/>
    <style:style style:name="P77" style:family="paragraph" style:parent-style-name="Text_20_body" style:list-style-name="L57"/>
    <style:style style:name="P78" style:family="paragraph" style:parent-style-name="Text_20_body" style:list-style-name="L58"/>
    <style:style style:name="P79" style:family="paragraph" style:parent-style-name="Text_20_body" style:list-style-name="L58">
      <style:text-properties fo:font-style="normal" style:font-style-asian="normal" style:font-style-complex="normal"/>
    </style:style>
    <style:style style:name="P80" style:family="paragraph" style:parent-style-name="Text_20_body" style:list-style-name="L59">
      <style:text-properties fo:font-style="normal" fo:font-weight="normal" style:font-style-asian="normal" style:font-weight-asian="normal" style:font-style-complex="normal" style:font-weight-complex="normal"/>
    </style:style>
    <style:style style:name="P81" style:family="paragraph" style:parent-style-name="Text_20_body" style:list-style-name="L75">
      <style:text-properties fo:font-style="normal" fo:font-weight="normal" style:font-style-asian="normal" style:font-weight-asian="normal" style:font-style-complex="normal" style:font-weight-complex="normal"/>
    </style:style>
    <style:style style:name="P82" style:family="paragraph" style:parent-style-name="Text_20_body" style:list-style-name="L76">
      <style:text-properties fo:font-style="normal" fo:font-weight="normal" style:font-style-asian="normal" style:font-weight-asian="normal" style:font-style-complex="normal" style:font-weight-complex="normal"/>
    </style:style>
    <style:style style:name="P83" style:family="paragraph" style:parent-style-name="Text_20_body" style:list-style-name="L77">
      <style:text-properties fo:font-style="normal" fo:font-weight="normal" style:font-style-asian="normal" style:font-weight-asian="normal" style:font-style-complex="normal" style:font-weight-complex="normal"/>
    </style:style>
    <style:style style:name="P84" style:family="paragraph" style:parent-style-name="Text_20_body" style:list-style-name="L78">
      <style:text-properties fo:font-style="normal" fo:font-weight="normal" style:font-style-asian="normal" style:font-weight-asian="normal" style:font-style-complex="normal" style:font-weight-complex="normal"/>
    </style:style>
    <style:style style:name="P85" style:family="paragraph" style:parent-style-name="Text_20_body" style:list-style-name="L79">
      <style:text-properties fo:font-style="normal" fo:font-weight="normal" style:font-style-asian="normal" style:font-weight-asian="normal" style:font-style-complex="normal" style:font-weight-complex="normal"/>
    </style:style>
    <style:style style:name="P86" style:family="paragraph" style:parent-style-name="Text_20_body" style:list-style-name="L81">
      <style:text-properties fo:font-style="normal" fo:font-weight="normal" style:font-style-asian="normal" style:font-weight-asian="normal" style:font-style-complex="normal" style:font-weight-complex="normal"/>
    </style:style>
    <style:style style:name="P87" style:family="paragraph" style:parent-style-name="Text_20_body" style:list-style-name="L59"/>
    <style:style style:name="P88" style:family="paragraph" style:parent-style-name="Text_20_body" style:list-style-name="L60"/>
    <style:style style:name="P89" style:family="paragraph" style:parent-style-name="Text_20_body" style:list-style-name="L61"/>
    <style:style style:name="P90" style:family="paragraph" style:parent-style-name="Text_20_body" style:list-style-name="L62"/>
    <style:style style:name="P91" style:family="paragraph" style:parent-style-name="Text_20_body" style:list-style-name="L63"/>
    <style:style style:name="P92" style:family="paragraph" style:parent-style-name="Text_20_body" style:list-style-name="L64"/>
    <style:style style:name="P93" style:family="paragraph" style:parent-style-name="Text_20_body" style:list-style-name="L65"/>
    <style:style style:name="P94" style:family="paragraph" style:parent-style-name="Text_20_body" style:list-style-name="L66"/>
    <style:style style:name="P95" style:family="paragraph" style:parent-style-name="Text_20_body" style:list-style-name="L67"/>
    <style:style style:name="P96" style:family="paragraph" style:parent-style-name="Text_20_body" style:list-style-name="L68"/>
    <style:style style:name="P97" style:family="paragraph" style:parent-style-name="Text_20_body" style:list-style-name="L69"/>
    <style:style style:name="P98" style:family="paragraph" style:parent-style-name="Text_20_body" style:list-style-name="L70"/>
    <style:style style:name="P99" style:family="paragraph" style:parent-style-name="Text_20_body" style:list-style-name="L71"/>
    <style:style style:name="P100" style:family="paragraph" style:parent-style-name="Text_20_body" style:list-style-name="L72">
      <style:paragraph-properties fo:text-align="start" style:justify-single-word="false"/>
    </style:style>
    <style:style style:name="P101" style:family="paragraph" style:parent-style-name="Text_20_body" style:list-style-name="L73"/>
    <style:style style:name="P102" style:family="paragraph" style:parent-style-name="Text_20_body" style:list-style-name="L74"/>
    <style:style style:name="P103" style:family="paragraph" style:parent-style-name="Text_20_body" style:list-style-name="L75"/>
    <style:style style:name="P104" style:family="paragraph" style:parent-style-name="Text_20_body" style:list-style-name="L80"/>
    <style:style style:name="P105" style:family="paragraph" style:parent-style-name="Text_20_body" style:list-style-name="L82"/>
    <style:style style:name="P106" style:family="paragraph" style:parent-style-name="Text_20_body" style:list-style-name="L84"/>
    <style:style style:name="P107" style:family="paragraph" style:parent-style-name="Text_20_body" style:list-style-name="L85"/>
    <style:style style:name="P108" style:family="paragraph" style:parent-style-name="Text_20_body" style:list-style-name="L86"/>
    <style:style style:name="P109" style:family="paragraph" style:parent-style-name="Text_20_body" style:list-style-name="L87"/>
    <style:style style:name="P110" style:family="paragraph" style:parent-style-name="Text_20_body" style:list-style-name="L88"/>
    <style:style style:name="P111" style:family="paragraph" style:parent-style-name="Text_20_body" style:list-style-name="L89"/>
    <style:style style:name="P112" style:family="paragraph" style:parent-style-name="Text_20_body" style:list-style-name="L90"/>
    <style:style style:name="P113" style:family="paragraph" style:parent-style-name="Text_20_body" style:list-style-name="L61">
      <style:text-properties officeooo:rsid="00103b9e" officeooo:paragraph-rsid="00103b9e"/>
    </style:style>
    <style:style style:name="P114" style:family="paragraph" style:parent-style-name="Text_20_body">
      <style:text-properties officeooo:rsid="0010555d" officeooo:paragraph-rsid="0010555d"/>
    </style:style>
    <style:style style:name="P115" style:family="paragraph" style:parent-style-name="Text_20_body" style:list-style-name="L50">
      <style:paragraph-properties fo:margin-left="0.4925in" fo:margin-right="0in" fo:text-indent="-0.25in" style:auto-text-indent="false"/>
    </style:style>
    <style:style style:name="P116" style:family="paragraph" style:parent-style-name="Heading_20_1">
      <style:paragraph-properties fo:break-before="page"/>
    </style:style>
    <style:style style:name="P117" style:family="paragraph" style:parent-style-name="Heading_20_2">
      <style:text-properties fo:font-weight="bold" style:font-weight-asian="bold" style:font-weight-complex="bold"/>
    </style:style>
    <style:style style:name="P118" style:family="paragraph" style:parent-style-name="Heading_20_2">
      <style:text-properties fo:font-style="italic" fo:font-weight="bold" style:font-style-asian="italic" style:font-weight-asian="bold" style:font-style-complex="italic" style:font-weight-complex="bold"/>
    </style:style>
    <style:style style:name="P119" style:family="paragraph" style:parent-style-name="Heading_20_3">
      <style:text-properties fo:font-size="12pt" style:font-size-asian="12pt" style:font-size-complex="12pt"/>
    </style:style>
    <style:style style:name="P120" style:family="paragraph" style:parent-style-name="Heading_20_3">
      <style:text-properties fo:font-style="normal" fo:font-weight="bold" style:font-style-asian="normal" style:font-weight-asian="bold" style:font-style-complex="normal" style:font-weight-complex="bold"/>
    </style:style>
    <style:style style:name="P121" style:family="paragraph" style:parent-style-name="Heading_20_3">
      <style:text-properties fo:font-weight="normal" style:font-weight-asian="normal" style:font-weight-complex="normal"/>
    </style:style>
    <style:style style:name="P122" style:family="paragraph" style:parent-style-name="Heading_20_3">
      <style:text-properties officeooo:rsid="0010555d" officeooo:paragraph-rsid="0010555d"/>
    </style:style>
    <style:style style:name="P123" style:family="paragraph" style:parent-style-name="Heading_20_4">
      <style:text-properties fo:font-style="italic" fo:font-weight="bold" style:font-style-asian="italic" style:font-weight-asian="bold" style:font-style-complex="italic" style:font-weight-complex="bold"/>
    </style:style>
    <style:style style:name="P124" style:family="paragraph" style:parent-style-name="Heading_20_4">
      <style:paragraph-properties fo:margin-left="0in" fo:margin-right="0in" fo:text-indent="0in" style:auto-text-indent="false"/>
    </style:style>
    <style:style style:name="P125" style:family="paragraph">
      <style:paragraph-properties fo:margin-left="0in" fo:margin-right="0in" fo:margin-top="0in" fo:margin-bottom="0in" fo:line-height="100%" fo:text-align="center" fo:text-indent="0in" style:text-autospace="none">
        <style:tab-stops/>
      </style:paragraph-properties>
    </style:style>
    <style:style style:name="P126"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7"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style>
    <style:style style:name="T2" style:family="text">
      <style:text-properties fo:color="#000000" fo:font-size="10pt" style:font-size-asian="10pt" style:font-size-complex="10pt"/>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fo:font-size="10pt" fo:font-style="normal" style:font-size-asian="10pt" style:font-style-asian="normal" style:font-size-complex="10pt" style:font-style-complex="normal"/>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fo:font-weight="normal" style:font-weight-asian="normal" style:font-weight-complex="normal"/>
    </style:style>
    <style:style style:name="T14" style:family="text">
      <style:text-properties fo:color="#000080"/>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0080" fo:font-weight="normal" style:font-weight-asian="normal" style:font-weight-complex="normal"/>
    </style:style>
    <style:style style:name="T20" style:family="text">
      <style:text-properties fo:color="#000080" fo:font-weight="bold" style:font-weight-asian="bold" style:font-weight-complex="bold"/>
    </style:style>
    <style:style style:name="T21" style:family="text">
      <style:text-properties fo:color="#808080" fo:font-size="10pt" fo:font-weight="normal" style:font-size-asian="10pt" style:font-weight-asian="normal" style:font-size-complex="10pt" style:font-weight-complex="normal"/>
    </style:style>
    <style:style style:name="T22"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size="10pt" style:font-size-asian="10pt" style:font-size-complex="10pt"/>
    </style:style>
    <style:style style:name="T26" style:family="text">
      <style:text-properties fo:color="#8000ff" style:font-name="Courier New" fo:font-size="10pt" style:font-name-asian="Courier New" style:font-size-asian="10pt" style:font-name-complex="Courier New" style:font-size-complex="10pt"/>
    </style:style>
    <style:style style:name="T27" style:family="text">
      <style:text-properties fo:color="#008000" fo:font-size="10pt" fo:font-weight="normal" style:font-size-asian="10pt" style:font-weight-asian="normal" style:font-size-complex="10pt" style:font-weight-complex="normal"/>
    </style:style>
    <style:style style:name="T2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29" style:family="text">
      <style:text-properties fo:font-style="italic" style:font-style-asian="italic" style:font-style-complex="italic"/>
    </style:style>
    <style:style style:name="T30" style:family="text">
      <style:text-properties fo:font-style="italic" officeooo:rsid="0010555d"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tyle="normal" officeooo:rsid="0010555d"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weight="bold" style:font-weight-asian="bold" style:font-weight-complex="bold"/>
    </style:style>
    <style:style style:name="T39" style:family="text">
      <style:text-properties style:text-position="super 58%"/>
    </style:style>
    <style:style style:name="T40" style:family="text">
      <style:text-properties style:text-position="super 58%" fo:font-style="normal" style:font-style-asian="normal" style:font-style-complex="normal"/>
    </style:style>
    <style:style style:name="T41" style:family="text">
      <style:text-properties style:text-position="super 58%" style:text-underline-style="none" fo:font-weight="normal" style:font-weight-asian="normal" style:font-weight-complex="normal"/>
    </style:style>
    <style:style style:name="T42" style:family="text">
      <style:text-properties fo:font-size="10pt" style:font-size-asian="10pt" style:font-size-complex="10pt"/>
    </style:style>
    <style:style style:name="T43" style:family="text">
      <style:text-properties fo:color="#ff0000" fo:font-size="10pt" fo:font-weight="normal" style:font-size-asian="10pt" style:font-weight-asian="normal" style:font-size-complex="10pt" style:font-weight-complex="normal"/>
    </style:style>
    <style:style style:name="T44"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5" style:family="text">
      <style:text-properties fo:color="#ff0000" fo:font-size="10pt" fo:font-style="normal" style:font-size-asian="10pt" style:font-style-asian="normal" style:font-size-complex="10pt" style:font-style-complex="normal"/>
    </style:style>
    <style:style style:name="T46"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7"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8"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9" style:family="text">
      <style:text-properties fo:color="#008080" fo:font-size="10pt" fo:font-weight="normal" style:font-size-asian="10pt" style:font-weight-asian="normal" style:font-size-complex="10pt" style:font-weight-complex="normal"/>
    </style:style>
    <style:style style:name="T50"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1"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3" style:family="text">
      <style:text-properties fo:color="#800080" fo:font-size="10pt" fo:font-weight="normal" style:font-size-asian="10pt" style:font-weight-asian="normal" style:font-size-complex="10pt" style:font-weight-complex="normal"/>
    </style:style>
    <style:style style:name="T54" style:family="text">
      <style:text-properties fo:font-weight="normal" style:font-weight-asian="normal" style:font-weight-complex="normal"/>
    </style:style>
    <style:style style:name="T55" style:family="text">
      <style:text-properties fo:color="#0000ff"/>
    </style:style>
    <style:style style:name="T56"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7" style:family="text">
      <style:text-properties fo:color="#0000ff" style:font-name="Courier New" fo:font-size="10pt" style:font-name-asian="Courier New" style:font-size-asian="10pt" style:font-name-complex="Courier New" style:font-size-complex="10pt"/>
    </style:style>
    <style:style style:name="T58"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0000ff" fo:font-size="10pt" fo:font-weight="bold" style:font-size-asian="10pt" style:font-weight-asian="bold" style:font-size-complex="10pt" style:font-weight-complex="bold"/>
    </style:style>
    <style:style style:name="T60"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61" style:family="text">
      <style:text-properties fo:color="#ff8000" fo:font-size="10pt" fo:font-weight="normal" style:font-size-asian="10pt" style:font-weight-asian="normal" style:font-size-complex="10pt" style:font-weight-complex="normal"/>
    </style:style>
    <style:style style:name="T62"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fo:color="#ff8000" fo:font-weight="normal" style:font-weight-asian="normal" style:font-weight-complex="normal"/>
    </style:style>
    <style:style style:name="T64" style:family="text">
      <style:text-properties style:text-underline-style="solid" style:text-underline-width="auto" style:text-underline-color="font-color"/>
    </style:style>
    <style:style style:name="T65" style:family="text">
      <style:text-properties style:text-underline-style="none"/>
    </style:style>
    <style:style style:name="T66" style:family="text">
      <style:text-properties style:text-underline-style="none" fo:font-weight="normal" style:font-weight-asian="normal" style:font-weight-complex="normal"/>
    </style:style>
    <style:style style:name="T67" style:family="text">
      <style:text-properties officeooo:rsid="00103b9e"/>
    </style:style>
    <style:style style:name="T68" style:family="text">
      <style:text-properties officeooo:rsid="0010555d"/>
    </style:style>
    <style:style style:name="T69"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70"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71"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2"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5">Ogre 2.0 Porting Manual</text:p>
      <text:p text:style-name="P42">(DRAFT)</text:p>
      <text:p text:style-name="P41"/>
      <text:p text:style-name="P41"/>
      <text:p text:style-name="P41"/>
      <text:p text:style-name="P41"/>
      <text:p text:style-name="P41">Last revision: 2014-1<text:span text:style-name="T67">0</text:span>-<text:span text:style-name="T67">24</text:span></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44">Table of Contents</text:p>
          </text:index-title>
          <text:p text:style-name="P56">1 Legal<text:tab/>4</text:p>
          <text:p text:style-name="P56">2 Changes: Objects, Scene &amp; Nodes<text:tab/>5</text:p>
          <text:p text:style-name="P57">2.1 Names are now optional<text:tab/>5</text:p>
          <text:p text:style-name="P57">2.2 How to debug MovableObjects' (and Nodes) data<text:tab/>5</text:p>
          <text:p text:style-name="P58">2.2.1 Interpreting ArrayVector3<text:tab/>7</text:p>
          <text:p text:style-name="P58">2.2.2 Dummy pointers instead of NULL<text:tab/>8</text:p>
          <text:p text:style-name="P57">2.3 Attachment and Visibility<text:tab/>9</text:p>
          <text:p text:style-name="P57">2.4 Attaching/Detaching is more expensive than hiding<text:tab/>9</text:p>
          <text:p text:style-name="P57">2.5 All MovableObjects require a SceneNode (Lights &amp; Cameras)<text:tab/>9</text:p>
          <text:p text:style-name="P57">2.6 Obtaining derived transforms<text:tab/>10</text:p>
          <text:p text:style-name="P57">2.7 SCENE_STATIC and SCENE_DYNAMIC<text:tab/>11</text:p>
          <text:p text:style-name="P58">2.7.1 What means a Node to be SCENE_STATIC:<text:tab/>11</text:p>
          <text:p text:style-name="P58">2.7.2 What means a Entities (and InstancedEntities) to be SCENE_STATIC:<text:tab/>11</text:p>
          <text:p text:style-name="P58">2.7.3 General<text:tab/>12</text:p>
          <text:p text:style-name="P57">2.8 Ogre asserts mCachedAabbOutOfDate or mCachedTransformOutOfDate while in debug mode<text:tab/>13</text:p>
          <text:p text:style-name="P56">3 Technical Overview<text:tab/>14</text:p>
          <text:p text:style-name="P57">3.1 Overview<text:tab/>14</text:p>
          <text:p text:style-name="P58">3.1.1 SIMD Coherence<text:tab/>15</text:p>
          <text:p text:style-name="P57">3.2 Memory Managers usage patterns<text:tab/>15</text:p>
          <text:p text:style-name="P58">3.2.1 Cleanups<text:tab/>15</text:p>
          <text:p text:style-name="P57">3.3 Memory preallocation<text:tab/>16</text:p>
          <text:p text:style-name="P57">3.4 Configuring memory managers<text:tab/>16</text:p>
          <text:p text:style-name="P57">3.5 Where is RenderTarget::update? Why do I get errors in Viewport?<text:tab/>16</text:p>
          <text:p text:style-name="P56">4 Compositor<text:tab/>18</text:p>
          <text:p text:style-name="P57">4.1 Nodes<text:tab/>19</text:p>
          <text:p text:style-name="P58">4.1.1 Input &amp; output channels and RTTs<text:tab/>20</text:p>
          <text:p text:style-name="P59">4.1.1.1 Locally declared textures<text:tab/>20</text:p>
          <text:p text:style-name="P59">4.1.1.2 It comes from an input channel.<text:tab/>20</text:p>
          <text:p text:style-name="P59">4.1.1.3 It is a global texture<text:tab/>21</text:p>
          <text:p text:style-name="P59">4.1.1.4 Main RenderTarget<text:tab/>22</text:p>
          <text:p text:style-name="P58">4.1.2 Passes<text:tab/>23</text:p>
          <text:p text:style-name="P59">4.1.2.1 clear<text:tab/>24</text:p>
          <text:p text:style-name="P59">4.1.2.2 quad<text:tab/>24</text:p>
          <text:p text:style-name="P59">4.1.2.3 resolve<text:tab/>25</text:p>
          <text:p text:style-name="P59">4.1.2.4 render_scene<text:tab/>25</text:p>
          <text:p text:style-name="P59">4.1.2.5 stencil<text:tab/>27</text:p>
          <text:p text:style-name="P58">4.1.3 Textures<text:tab/>27</text:p>
          <text:p text:style-name="P59">4.1.3.1 MSAA: Explicit vs Implicit resolves<text:tab/>27</text:p>
          <text:p text:style-name="P60"><text:s/>Implicit resolves<text:tab/>27</text:p>
          <text:p text:style-name="P60"><text:s/>Explicit resolves<text:tab/>28</text:p>
          <text:p text:style-name="P60"><text:s/>Resources<text:tab/>28</text:p>
          <text:p text:style-name="P57">4.2 Shadow Nodes<text:tab/>28</text:p>
          <text:p text:style-name="P58">4.2.1 Setting up shadow nodes<text:tab/>29</text:p>
          <text:p text:style-name="P58">4.2.2 Example<text:tab/>31</text:p>
          <text:p text:style-name="P58">4.2.3 Shadow map atlas<text:tab/>34</text:p>
          <text:p text:style-name="P58">4.2.4 Reuse, recalculate and first<text:tab/>34</text:p>
          <text:p text:style-name="P58">4.2.5 Shadow mapping setup types<text:tab/>36</text:p>
          <text:p text:style-name="P59">4.2.5.1 Uniform shadow mapping<text:tab/>36</text:p>
          <text:p text:style-name="P59"><text:soft-page-break/>4.2.5.2 Focused<text:tab/>36</text:p>
          <text:p text:style-name="P59">4.2.5.3 LispSM<text:tab/>37</text:p>
          <text:p text:style-name="P59">4.2.5.4 PSSM / CSM<text:tab/>37</text:p>
          <text:p text:style-name="P59">4.2.5.5 Plane Optimal<text:tab/>37</text:p>
          <text:p text:style-name="P58">4.2.6 Writing shaders<text:tab/>38</text:p>
          <text:p text:style-name="P57">4.3 Workspaces<text:tab/>38</text:p>
          <text:p text:style-name="P58">4.3.1 Data dependencies between nodes and circular dependencies<text:tab/>41</text:p>
          <text:p text:style-name="P57">4.4 Setting up code<text:tab/>41</text:p>
          <text:p text:style-name="P58">4.4.1 Initializing the workspace<text:tab/>41</text:p>
          <text:p text:style-name="P58">4.4.2 Simple bootstrap for beginners<text:tab/>41</text:p>
          <text:p text:style-name="P58">4.4.3 Advanced C++ users<text:tab/>42</text:p>
          <text:p text:style-name="P56">5 Instancing<text:tab/>43</text:p>
          <text:p text:style-name="P57">5.1 What is instancing?<text:tab/>43</text:p>
          <text:p text:style-name="P57">5.2 Instancing 101<text:tab/>43</text:p>
          <text:p text:style-name="P58">5.2.1 Instances per batch<text:tab/>43</text:p>
          <text:p text:style-name="P57">5.3 Techniques<text:tab/>44</text:p>
          <text:p text:style-name="P58">5.3.1 ShaderBased<text:tab/>44</text:p>
          <text:p text:style-name="P58">5.3.2 VTF (Software)<text:tab/>44</text:p>
          <text:p text:style-name="P58">5.3.3 HW VTF<text:tab/>45</text:p>
          <text:p text:style-name="P59">5.3.3.1 HW VTF LUT<text:tab/>45</text:p>
          <text:p text:style-name="P58">5.3.4 HW Basic<text:tab/>46</text:p>
          <text:p text:style-name="P57">5.4 Custom parameters<text:tab/>46</text:p>
          <text:p text:style-name="P57">5.5 Supporting multiple submeshes<text:tab/>46</text:p>
          <text:p text:style-name="P57">5.6 Defragmenting batches<text:tab/>48</text:p>
          <text:p text:style-name="P58">5.6.1 What is batch fragmentation?<text:tab/>48</text:p>
          <text:p text:style-name="P58">5.6.2 Prevention: Avoiding fragmentation<text:tab/>48</text:p>
          <text:p text:style-name="P58">5.6.3 Cure: Defragmenting on the fly<text:tab/>49</text:p>
          <text:p text:style-name="P57">5.7 Troubleshooting<text:tab/>49</text:p>
          <text:p text:style-name="P56">6 Threading<text:tab/>52</text:p>
          <text:p text:style-name="P57">6.1 Initializing<text:tab/>52</text:p>
          <text:p text:style-name="P58">6.1.1 Ideal number of threads<text:tab/>52</text:p>
          <text:p text:style-name="P58">6.1.2 More info about InstancingThreadedCullingMethod<text:tab/>52</text:p>
          <text:p text:style-name="P57">6.2 What tasks are threaded in Ogre<text:tab/>54</text:p>
          <text:p text:style-name="P57">6.3 Using Ogre's threading system for custom tasks<text:tab/>54</text:p>
          <text:p text:style-name="P57">6.4 Thread safety of SceneNodes<text:tab/>55</text:p>
          <text:p text:style-name="P56">7 Performance Hints<text:tab/>57</text:p>
        </text:index-body>
      </text:table-of-content>
      <text:p text:style-name="Text_20_body"/>
      <text:h text:style-name="P116"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2">sceneManager</text:span><text:span text:style-name="T15">-&gt;</text:span><text:span text:style-name="T3">createEntity</text:span><text:span text:style-name="T15">(</text:span><text:span text:style-name="T3"> </text:span><text:span text:style-name="T21">"myEntityName"</text:span><text:span text:style-name="T15">,</text:span><text:span text:style-name="T3"> </text:span><text:span text:style-name="T21">"meshName.mesh"</text:span><text:span text:style-name="T3"> </text:span><text:span text:style-name="T15">);</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2">Entity</text:span><text:span text:style-name="T15">*</text:span><text:span text:style-name="T3"> createEntity</text:span><text:span text:style-name="T15">(</text:span><text:span text:style-name="T3"> </text:span><text:span text:style-name="T24">const</text:span><text:span text:style-name="T3"> String</text:span><text:span text:style-name="T15">&amp;</text:span><text:span text:style-name="T3"> meshName</text:span><text:span text:style-name="T15">,</text:span><text:span text:style-name="T3"> </text:span><text:span text:style-name="T24">const</text:span><text:span text:style-name="T3"> String</text:span><text:span text:style-name="T15">&amp;</text:span><text:span text:style-name="T3"> groupName </text:span><text:span text:style-name="T15">= </text:span><text:span text:style-name="T3">ResourceGroupManager</text:span><text:span text:style-name="T15">::</text:span><text:span text:style-name="T3">AUTODETECT_RESOURCE_GROUP_NAME</text:span><text:span text:style-name="T15">,</text:span></text:p>
            <text:p text:style-name="P2"><text:span text:style-name="T3"><text:tab/><text:tab/>SceneMemoryMgrTypes sceneType </text:span><text:span text:style-name="T15">=</text:span><text:span text:style-name="T3"> SCENE_DYNAMIC </text:span><text:span text:style-name="T15">);</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2">Entity *myEnt = sceneManager</text:span><text:span text:style-name="T15">-&gt;</text:span><text:span text:style-name="T3">createEntity</text:span><text:span text:style-name="T15">(</text:span><text:span text:style-name="T3"> </text:span><text:span text:style-name="T21">"meshName.mesh"</text:span><text:span text:style-name="T3"> </text:span><text:span text:style-name="T15">);</text:span></text:p>
            <text:p text:style-name="Table_20_Contents"><text:span text:style-name="T2">myEnt</text:span><text:span text:style-name="T15">-&gt;</text:span><text:span text:style-name="T3">setName</text:span><text:span text:style-name="T15">(</text:span><text:span text:style-name="T3"> </text:span><text:span text:style-name="T21">"myEntityName"</text:span><text:span text:style-name="T3"> </text:span><text:span text:style-name="T15">);</text:span><text:span text:style-name="T3"> </text:span><text:span text:style-name="T2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5">class</text:span><text:span text:style-name="T2"> Node</text:span></text:p>
            <text:p text:style-name="P3">{</text:p>
            <text:p text:style-name="P2"><text:span text:style-name="T3"><text:tab/>Vector3<text:tab/><text:tab/>pos</text:span><text:span text:style-name="T15">;</text:span></text:p>
            <text:p text:style-name="P2"><text:span text:style-name="T3"><text:tab/>Quaternion<text:tab/>rotation</text:span><text:span text:style-name="T15">;</text:span></text:p>
            <text:p text:style-name="P2"><text:span text:style-name="T3"><text:tab/>Vector3<text:tab/><text:tab/>scale</text:span><text:span text:style-name="T15">;</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4">class</text:span><text:span text:style-name="T3"> Node</text:span></text:p>
            <text:p text:style-name="P3">{</text:p>
            <text:p text:style-name="P2"><text:span text:style-name="T3"><text:tab/>Vector3<text:tab/><text:tab/></text:span><text:span text:style-name="T15">*</text:span><text:span text:style-name="T3">pos</text:span><text:span text:style-name="T15">;</text:span></text:p>
            <text:p text:style-name="P2"><text:span text:style-name="T3"><text:tab/>Quaternion<text:tab/></text:span><text:span text:style-name="T15">*</text:span><text:span text:style-name="T3">rotation</text:span><text:span text:style-name="T15">;</text:span></text:p>
            <text:p text:style-name="P2"><text:span text:style-name="T3"><text:tab/>Vector3<text:tab/><text:tab/></text:span><text:span text:style-name="T15">*</text:span><text:span text:style-name="T3">scale</text:span><text:span text:style-name="T15">;</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29">MovableObject::mObjectData</text:span>. The following screenshot shows it's contents:</text:p>
      <text:p text:style-name="P17"><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38">mIndex</text:span>. Because this was taken from a SSE2 (single precision) build, it's value can range between 0 and 3 (inclusive). The macro <text:span text:style-name="T42">“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8">,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3">struct</text:span><text:span text:style-name="T1"> Transform</text:span></text:p>
            <text:p text:style-name="P3">{</text:p>
            <text:p text:style-name="P2"><text:span text:style-name="T3"><text:tab/></text:span><text:span text:style-name="T49">/// Which of the packed values is ours. Value in range [0; 4) for SSE2</text:span></text:p>
            <text:p text:style-name="P2"><text:span text:style-name="T3"><text:tab/></text:span><text:span text:style-name="T24">unsigned</text:span><text:span text:style-name="T3"> </text:span><text:span text:style-name="T24">char</text:span><text:span text:style-name="T3"><text:tab/><text:tab/>mIndex</text:span><text:span text:style-name="T15">;</text:span></text:p>
            <text:p text:style-name="P2"><text:span text:style-name="T3"><text:tab/>Node<text:tab/><text:tab/><text:tab/></text:span><text:span text:style-name="T15">**</text:span><text:span text:style-name="T3">mParents</text:span><text:span text:style-name="T15">;</text:span></text:p>
            <text:p text:style-name="P2"><text:span text:style-name="T3"><text:tab/></text:span><text:span text:style-name="T27">/* ... */</text:span></text:p>
            <text:p text:style-name="P2"><text:span text:style-name="T3"><text:tab/></text:span><text:span text:style-name="T24">bool</text:span><text:span text:style-name="T3"><text:tab/></text:span><text:span text:style-name="T15">*</text:span><text:span text:style-name="T3"> RESTRICT_ALIAS mInheritOrientation</text:span><text:span text:style-name="T15">;</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3">struct</text:span><text:span text:style-name="T1"> Transform</text:span></text:p>
            <text:p text:style-name="P3">{</text:p>
            <text:p text:style-name="P2"><text:span text:style-name="T3"><text:tab/></text:span><text:span text:style-name="T27">/* ... */</text:span></text:p>
            <text:p text:style-name="P2"><text:span text:style-name="T3"><text:tab/>Node<text:tab/><text:tab/><text:tab/></text:span><text:span text:style-name="T15">*</text:span><text:span text:style-name="T3">mParents[4]</text:span><text:span text:style-name="T15">;</text:span></text:p>
            <text:p text:style-name="P2"><text:span text:style-name="T3"><text:tab/></text:span><text:span text:style-name="T27">/* ... */</text:span></text:p>
            <text:p text:style-name="P3">};</text:p>
          </table:table-cell>
        </table:table-row>
      </table:table>
      <text:p text:style-name="Text_20_body">Hence to know which mParents belongs to us, we have to look at <text:span text:style-name="T3"><text:s/>mParents[mIndex]</text:span>.</text:p>
      <text:p text:style-name="Text_20_body">Same happens with <text:span text:style-name="T3">mInheritOrientation</text:span>. When 9 consecutive Nodes are created, if we take a look at mParents pointers, we would notice that first 4 point to the same memory location:</text:p>
      <text:list xml:id="list5462332730500800882" text:style-name="L45">
        <text:list-item>
          <text:p text:style-name="P61">Transform::mParents = 0x00700000</text:p>
        </text:list-item>
        <text:list-item>
          <text:p text:style-name="P61">Transform::mParents = 0x00700000</text:p>
        </text:list-item>
        <text:list-item>
          <text:p text:style-name="P61">Transform::mParents = 0x00700000</text:p>
        </text:list-item>
        <text:list-item>
          <text:p text:style-name="P61">Transform::mParents = 0x00700000</text:p>
        </text:list-item>
        <text:list-item>
          <text:p text:style-name="P61">Transform::mParents = 0x00700010</text:p>
        </text:list-item>
        <text:list-item>
          <text:p text:style-name="P61">Transform::mParents = 0x00700010</text:p>
        </text:list-item>
        <text:list-item>
          <text:p text:style-name="P61">Transform::mParents = 0x00700010</text:p>
        </text:list-item>
        <text:list-item>
          <text:p text:style-name="P61">Transform::mParents = 0x00700010</text:p>
        </text:list-item>
        <text:list-item>
          <text:p text:style-name="P61">Transform::mParents = 0x00700020</text:p>
        </text:list-item>
      </text:list>
      <text:p text:style-name="Text_20_body">The Transform of the first 4 Nodes will have exactly the same pointers; <text:span text:style-name="T38">the only difference is the content of mIndex</text:span>. When we go to the 5<text:span text:style-name="T39">th</text:span>, the pointers increment by 4 elements. <text:span text:style-name="T3">mIndex</text:span> is used to determine where our data really is. This layout may be a bit hard to grasp at first, but it's quite easy once you get used to it. Notice we satisfy a very important property: all of our pointers are aligned to 16 bytes.</text:p>
      <text:h text:style-name="P119"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9">rd</text:span> column because mIndex is 1; if mIndex were 3; we would have to read the 1<text:span text:style-name="T39">st</text:span> column.</text:p>
      <text:p text:style-name="Text_20_body">m_chunkBase[0] contains four “XX<text:span text:style-name="T38">X</text:span>X” which are read right to left.</text:p>
      <text:p text:style-name="Text_20_body">m_chunkBase[1] contains four “YY<text:span text:style-name="T38">Y</text:span>Y”, ours is the second one (starting from the right)</text:p>
      <text:p text:style-name="Text_20_body">m_chunkBase[3] you should've guessed by now contains “ZZ<text:span text:style-name="T38">Z</text:span>Z”</text:p>
      <text:p text:style-name="Text_20_body">Note that if, for example, the 4<text:span text:style-name="T39">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4">NO</text:span><text:span text:style-name="T65">. </text:span><text:span text:style-name="T66">In SSE2 SIMD builds, ArrayVector3 packs 4 vectors together (because ARRAY_PACKED_REALS = 4). If 4 Nodes are created named A, B, C, D; the picture above is saying:</text:span></text:p>
      <text:list xml:id="list920859797177101455" text:style-name="L46">
        <text:list-item>
          <text:p text:style-name="P62">m_chunkBase[0] = { D.x, C.x, B.x, A.x }</text:p>
        </text:list-item>
        <text:list-item>
          <text:p text:style-name="P62">m_chunkBase[1] = { D.y, C.y, B.y, A.y }</text:p>
        </text:list-item>
        <text:list-item>
          <text:p text:style-name="P62">m_chunkBase[2] = { D.z, C.z, B.z, A.z }</text:p>
        </text:list-item>
      </text:list>
      <text:p text:style-name="Text_20_body"><text:span text:style-name="T66">So, to know the contents of B, you need to look at the 3</text:span><text:span text:style-name="T41">rd </text:span><text:span text:style-name="T66">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8">This is a pattern in Data Oriented Design.</text:span></text:p>
      <text:p text:style-name="Text_20_body">Note however, that MovableObject::mParentNode <text:span text:style-name="T38">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8">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29">Light::getDirection</text:span> and <text:span text:style-name="T2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29">Camera::detachFromParent; </text:span><text:span text:style-name="T35">otherwise the engine will raise the well-known exception that the object has already been attached to a node</text:span><text:span text:style-name="T2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5756216855185916985" text:style-name="L47">
        <text:list-item>
          <text:p text:style-name="P63">Node::_getDerivedPosition</text:p>
        </text:list-item>
        <text:list-item>
          <text:p text:style-name="P63">Node::_getDerivedOrientation</text:p>
        </text:list-item>
        <text:list-item>
          <text:p text:style-name="P63">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2">sceneNode</text:span><text:span text:style-name="T15">-&gt;</text:span><text:span text:style-name="T3">setPosition</text:span><text:span text:style-name="T15">(</text:span><text:span text:style-name="T3"> </text:span><text:span text:style-name="T61">1</text:span><text:span text:style-name="T15">,</text:span><text:span text:style-name="T3"> </text:span><text:span text:style-name="T61">1</text:span><text:span text:style-name="T15">,</text:span><text:span text:style-name="T3"> </text:span><text:span text:style-name="T61">1</text:span><text:span text:style-name="T3"> </text:span><text:span text:style-name="T15">);</text:span></text:p>
            <text:p text:style-name="P2"><text:span text:style-name="T3">Ogre</text:span><text:span text:style-name="T15">::</text:span><text:span text:style-name="T3">Vector3 derivedPos </text:span><text:span text:style-name="T15">=</text:span><text:span text:style-name="T3"> sceneNode</text:span><text:span text:style-name="T15">-&gt;</text:span><text:span text:style-name="T3">_getDerivedPosition</text:span><text:span text:style-name="T15">();</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378568929825957659" text:style-name="L48">
        <text:list-item>
          <text:p text:style-name="P64">Node::_getDerivedPositionUpdated</text:p>
        </text:list-item>
        <text:list-item>
          <text:p text:style-name="P64">Node::_getDerivedOrientationUpdated</text:p>
        </text:list-item>
        <text:list-item>
          <text:p text:style-name="P64">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3">sceneNode</text:span><text:span text:style-name="T15">-&gt;</text:span><text:span text:style-name="T3">setPosition</text:span><text:span text:style-name="T15">(</text:span><text:span text:style-name="T3"> </text:span><text:span text:style-name="T61">1</text:span><text:span text:style-name="T15">,</text:span><text:span text:style-name="T3"> </text:span><text:span text:style-name="T61">1</text:span><text:span text:style-name="T15">,</text:span><text:span text:style-name="T3"> </text:span><text:span text:style-name="T61">1</text:span><text:span text:style-name="T3"> </text:span><text:span text:style-name="T15">);</text:span></text:p>
            <text:p text:style-name="P2"><text:span text:style-name="T3">sceneNode</text:span><text:span text:style-name="T15">-&gt;</text:span><text:span text:style-name="T3">setOrientation</text:span><text:span text:style-name="T15">(</text:span><text:span text:style-name="T3"> Quaternion</text:span><text:span text:style-name="T15">(</text:span><text:span text:style-name="T3"> Radian</text:span><text:span text:style-name="T15">(</text:span><text:span text:style-name="T3"> </text:span><text:span text:style-name="T61">4.0f</text:span><text:span text:style-name="T3"> </text:span><text:span text:style-name="T15">),</text:span><text:span text:style-name="T3"> Vector3</text:span><text:span text:style-name="T15">::</text:span><text:span text:style-name="T3">UNIT_X </text:span><text:span text:style-name="T15">)</text:span><text:span text:style-name="T3"> </text:span><text:span text:style-name="T15">);</text:span></text:p>
            <text:p text:style-name="P2"><text:span text:style-name="T3">sceneNode</text:span><text:span text:style-name="T15">-&gt;</text:span><text:span text:style-name="T3">setScale</text:span><text:span text:style-name="T15">(</text:span><text:span text:style-name="T3"> </text:span><text:span text:style-name="T61">6</text:span><text:span text:style-name="T15">,</text:span><text:span text:style-name="T3"> </text:span><text:span text:style-name="T61">1</text:span><text:span text:style-name="T15">,</text:span><text:span text:style-name="T3"> </text:span><text:span text:style-name="T61">2</text:span><text:span text:style-name="T3"> </text:span><text:span text:style-name="T15">);</text:span></text:p>
            <text:p text:style-name="P10"/>
            <text:p text:style-name="P2"><text:span text:style-name="T3">Vector3 derivedPos<text:tab/></text:span><text:span text:style-name="T15">=</text:span><text:span text:style-name="T3"> sceneNode</text:span><text:span text:style-name="T15">-&gt;</text:span><text:span text:style-name="T3">_getDerivedPositionUpdated</text:span><text:span text:style-name="T15">();</text:span></text:p>
            <text:p text:style-name="P19">//There's no need to call the Updated variants anymore. The node is up to date now.</text:p>
            <text:p text:style-name="P2"><text:span text:style-name="T3">Quaternion derivedRot<text:tab/></text:span><text:span text:style-name="T15">=</text:span><text:span text:style-name="T3"> sceneNode</text:span><text:span text:style-name="T15">-&gt;</text:span><text:span text:style-name="T3">_getDerivedQuaternion</text:span><text:span text:style-name="T15">();</text:span></text:p>
            <text:p text:style-name="P2"><text:span text:style-name="T3">Vector3 derivedScale<text:tab/></text:span><text:span text:style-name="T15">=</text:span><text:span text:style-name="T3"> sceneNode</text:span><text:span text:style-name="T15">-&gt;</text:span><text:span text:style-name="T3">_getDerivedScale</text:span><text:span text:style-name="T15">();</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3883329420795921203" text:style-name="L49">
        <text:list-item>
          <text:p text:style-name="P65">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8">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8">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29">mCachedAabbOutOfDate</text:span>” or “<text:span text:style-name="T2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1680488975787661991" text:style-name="L50">
        <text:list-item>
          <text:p text:style-name="P66">Nodes/Objects are of type SCENE_STATIC and their data changed (i.e. you called setPosition) but no call to SceneManager::notifyStaticDirty was made.</text:p>
        </text:list-item>
      </text:list>
      <text:list xml:id="list7313879801387711094" text:style-name="L51">
        <text:list-item>
          <text:list>
            <text:list-item>
              <text:p text:style-name="P67"><text:span text:style-name="T38">Solution:</text:span> Call SceneManager::notifyStaticDirty, or use a function that implicitly calls that function.</text:p>
            </text:list-item>
          </text:list>
        </text:list-item>
      </text:list>
      <text:list xml:id="list222159973204671" text:continue-list="list1680488975787661991" text:style-name="L50">
        <text:list-item>
          <text:p text:style-name="P66">You've manually modified their data (i.e. you called setPosition) after SceneManager::updateAllTransforms or SceneManager::updateAllBounds happened; most likely through a listener.</text:p>
        </text:list-item>
      </text:list>
      <text:list xml:id="list7297032106820486824" text:style-name="L52">
        <text:list-item>
          <text:list>
            <text:list-item>
              <text:p text:style-name="P68">Solutions:</text:p>
            </text:list-item>
          </text:list>
        </text:list-item>
      </text:list>
      <text:list xml:id="list6915828662090614477" text:style-name="L53">
        <text:list-item>
          <text:list>
            <text:list-item>
              <text:p text:style-name="P73">Move your calculations so that they happen before updateAllTransforms.</text:p>
            </text:list-item>
            <text:list-item>
              <text:p text:style-name="P73">If it's just a few nodes, call Node::_getDerivedPositionUpdated or MovableObject::getWorldAabbUpdated after modifying the object to force a full update on that node/entity only.</text:p>
            </text:list-item>
            <text:list-item>
              <text:p text:style-name="P73">If it they're many nodes/entities, manually call updateAllTransforms/updateAllBounds again.</text:p>
            </text:list-item>
          </text:list>
        </text:list-item>
      </text:list>
      <text:list xml:id="list222160058191122" text:continue-list="list222159973204671" text:style-name="L50">
        <text:list-item>
          <text:p text:style-name="P115">It's a bug in Ogre. Because the refactor was very large, some components still try to modify nodes and movables after the call to updateAllTransforms/updateAllBounds.</text:p>
        </text:list-item>
      </text:list>
      <text:list xml:id="list5801032641713246983" text:style-name="L54">
        <text:list-item>
          <text:list>
            <text:list-item>
              <text:p text:style-name="P69">Solution: <text:a xlink:type="simple" xlink:href="https://ogre3d.atlassian.net/browse/OGRE"><text:span text:style-name="T54">Report the bug to JIRA</text:span></text:a><text:span text:style-name="T54">.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116"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9"><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3193807929263436050" text:style-name="L55">
        <text:list-item>
          <text:p text:style-name="P75">Multiple NodeArrayMemoryManager. One per parent level.</text:p>
          <text:list>
            <text:list-item>
              <text:p text:style-name="P75">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6" svg:width="3.5441in" svg:height="1.7717in" svg:x="0in" svg:y="0in"><text:p text:style-name="P125"><text:span text:style-name="T69">NodeMemoryManager</text:span></text:p><text:p text:style-name="P125"><text:span text:style-name="T70">(contains multiple...)</text:span></text:p><text:p text:style-name="P125"><text:span text:style-name="T69"/></text:p><text:p text:style-name="P125"><text:span text:style-name="T69"/></text:p><text:p text:style-name="P125"><text:span text:style-name="T69"/></text:p><text:p text:style-name="P125"><text:span text:style-name="T69"/></text:p><text:p text:style-name="P125"><text:span text:style-name="T69"/></text:p><text:p text:style-name="P125"><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7" svg:width="3.1012in" svg:height="0.9969in" svg:x="0.3319in" svg:y="0.6646in"><text:p text:style-name="P125"><text:span text:style-name="T69"/></text:p><text:p text:style-name="P125"><text:span text:style-name="T69"/></text:p><text:p text:style-name="P125"><text:span text:style-name="T69">class NodeArrayMemoryManager</text:span></text:p><text:p text:style-name="P125"><text:span text:style-name="T71"/></text:p><text:p text:style-name="P125"><text:span text:style-name="T71"/></text:p><text:p text:style-name="P125"><text:span text:style-name="T7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8" svg:width="2.4362in" svg:height="0.4433in" svg:x="0.9299in" svg:y="1.1075in"><text:p text:style-name="P125"><text:span text:style-name="T72"><text:s/></text:span><text:span text:style-name="T72">: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7" svg:width="2.3252in" svg:height="0.9969in" svg:x="3.6543in" svg:y="0.0445in"><text:p text:style-name="P125"><text:span text:style-name="T69"/></text:p><text:p text:style-name="P125"><text:span text:style-name="T69"/></text:p><text:p text:style-name="P125"><text:span text:style-name="T69">Transform</text:span></text:p><text:p text:style-name="P125"><text:span text:style-name="T71"/></text:p><text:p text:style-name="P125"><text:span text:style-name="T71"/></text:p><text:p text:style-name="P125"><text:span text:style-name="T7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6" svg:width="1.9941in" svg:height="0.5539in" svg:x="3.9417in" svg:y="0.4209in"><text:p text:style-name="P125"><text:span text:style-name="T69">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222158343577023" text:continue-numbering="true" text:style-name="L55">
        <text:list-item>
          <text:p text:style-name="P75">Multiple ObjectDataArrayMemoryManager. One per render queue.</text:p>
          <text:list>
            <text:list-item>
              <text:p text:style-name="P75">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6" svg:width="3.5441in" svg:height="1.7717in" svg:x="0in" svg:y="0in"><text:p text:style-name="P125"><text:span text:style-name="T69">ObjectMemoryManager</text:span></text:p><text:p text:style-name="P125"><text:span text:style-name="T70">(contains multiple...)</text:span></text:p><text:p text:style-name="P125"><text:span text:style-name="T69"/></text:p><text:p text:style-name="P125"><text:span text:style-name="T69"/></text:p><text:p text:style-name="P125"><text:span text:style-name="T69"/></text:p><text:p text:style-name="P125"><text:span text:style-name="T69"/></text:p><text:p text:style-name="P125"><text:span text:style-name="T69"/></text:p><text:p text:style-name="P125"><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7" svg:width="3.1012in" svg:height="0.9969in" svg:x="0.3319in" svg:y="0.6646in"><text:p text:style-name="P125"><text:span text:style-name="T69"/></text:p><text:p text:style-name="P125"><text:span text:style-name="T69"/></text:p><text:p text:style-name="P125"><text:span text:style-name="T69">class ObjectDataArrayMemoryManager</text:span></text:p><text:p text:style-name="P125"><text:span text:style-name="T71"/></text:p><text:p text:style-name="P125"><text:span text:style-name="T71"/></text:p><text:p text:style-name="P125"><text:span text:style-name="T7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8" svg:width="2.4362in" svg:height="0.4433in" svg:x="0.9299in" svg:y="1.1075in"><text:p text:style-name="P125"><text:span text:style-name="T72"><text:s/></text:span><text:span text:style-name="T72">: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7" svg:width="2.3252in" svg:height="0.9969in" svg:x="3.6543in" svg:y="0.0445in"><text:p text:style-name="P125"><text:span text:style-name="T69"/></text:p><text:p text:style-name="P125"><text:span text:style-name="T69"/></text:p><text:p text:style-name="P125"><text:span text:style-name="T69">MovableObject</text:span></text:p><text:p text:style-name="P125"><text:span text:style-name="T71"/></text:p><text:p text:style-name="P125"><text:span text:style-name="T71"/></text:p><text:p text:style-name="P125"><text:span text:style-name="T7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6" svg:width="1.9941in" svg:height="0.5539in" svg:x="3.9417in" svg:y="0.4209in"><text:p text:style-name="P125"><text:span text:style-name="T69">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8">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8">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472458053169928650" text:style-name="L56">
        <text:list-item>
          <text:p text:style-name="P76">The buffer is resized. Any pointer to the slots will be invalidated (i.e. holding an external reference to Transform::mPosition). The Nodes &amp;MovableObjects internal pointers are automatically updated.</text:p>
        </text:list-item>
        <text:list-item>
          <text:p text:style-name="P76">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8">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8">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29">CompositorPassClearDef</text:span> and <text:span text:style-name="T29">CompositorPassClear</text:span>.</text:p>
      <text:p text:style-name="Text_20_body"><text:span text:style-name="T2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29">CompositorPassScene::execute</text:span> to understand how to prepare a RenderTarget and render it manually. But again, we insist you should try the Compositor.</text:p>
      <text:h text:style-name="P116"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3"><text:tab/>in </text:span><text:span text:style-name="T43">0</text:span><text:span text:style-name="T3"> Input_as_MyLocaName </text:span><text:span text:style-name="T48">// Take input texture #0 and use the local name "Input_as_MyLocaName" for reference</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8">//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4">1</text:span><text:span text:style-name="T4"> </text:span><text:span text:style-name="T44">0</text:span><text:span text:style-name="T4"> </text:span><text:span text:style-name="T44">1</text:span><text:span text:style-name="T4"> </text:span><text:span text:style-name="T44">1</text:span></text:p>
            <text:p text:style-name="P2"><text:span text:style-name="T4"><text:tab/><text:tab/></text:span><text:span text:style-name="T5">}</text:span></text:p>
            <text:p text:style-name="P2"><text:span text:style-name="T4"><text:tab/><text:tab/></text:span><text:span text:style-name="T16">pass</text:span><text:span text:style-name="T4"> render_scene</text:span></text:p>
            <text:p text:style-name="P2"><text:span text:style-name="T4"><text:tab/><text:tab/></text:span><text:span text:style-name="T5">{</text:span></text:p>
            <text:p text:style-name="P2"><text:span text:style-name="T4"><text:tab/><text:tab/><text:tab/>visibility_mask<text:tab/></text:span><text:span text:style-name="T44">0</text:span><text:span text:style-name="T4">xffffffff<text:tab/> </text:span><text:span text:style-name="T48">//Viewport's visibility mask</text:span></text:p>
            <text:p text:style-name="P6"/>
            <text:p text:style-name="P2"><text:span text:style-name="T4"><text:tab/><text:tab/><text:tab/>rq_first<text:tab/><text:tab/></text:span><text:span text:style-name="T44">50</text:span><text:span text:style-name="T4"><text:tab/><text:tab/></text:span><text:span text:style-name="T48">//Inclusive</text:span></text:p>
            <text:p text:style-name="P2"><text:span text:style-name="T4"><text:tab/><text:tab/><text:tab/>rq_last<text:tab/><text:tab/></text:span><text:span text:style-name="T44">51</text:span><text:span text:style-name="T4"><text:tab/><text:tab/></text:span><text:span text:style-name="T48">//Not inclusive</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4">0</text:span><text:span text:style-name="T4">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739136441904316482" text:style-name="L57">
        <text:list-item>
          <text:p text:style-name="P77">It was locally declared.</text:p>
        </text:list-item>
        <text:list-item>
          <text:p text:style-name="P77">It comes from an input channel.</text:p>
        </text:list-item>
        <text:list-item>
          <text:p text:style-name="P77">It is a global texture declared in the Workspace. Global textures must use the <text:span text:style-name="T31">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3"><text:tab/></text:span><text:span text:style-name="T52">texture</text:span><text:span text:style-name="T4"> rt0 </text:span><text:span text:style-name="T44">800</text:span><text:span text:style-name="T4"> </text:span><text:span text:style-name="T44">600</text:span><text:span text:style-name="T4"> PF_R8G8B8</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8">//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4">1</text:span><text:span text:style-name="T4"> </text:span><text:span text:style-name="T44">0</text:span><text:span text:style-name="T4"> </text:span><text:span text:style-name="T44">1</text:span><text:span text:style-name="T4"> </text:span><text:span text:style-name="T44">1</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4">0</text:span><text:span text:style-name="T4"> rt0</text:span></text:p>
            <text:p text:style-name="P7">}</text:p>
          </table:table-cell>
        </table:table-row>
      </table:table>
      <text:p text:style-name="Text_20_body">You may have noticed the syntax for declaring the RTT is <text:span text:style-name="T38">almost exactly the same</text:span> as it was in Ogre 1.x</text:p>
      <text:p text:style-name="Text_20_body">Refer to Ogre's 1.9 documentation for more information about it.</text:p>
      <text:p text:style-name="Text_20_body">There are a couple of small changes:</text:p>
      <text:list xml:id="list4494534287587268640" text:style-name="L58">
        <text:list-item>
          <text:p text:style-name="P78"><text:span text:style-name="T38">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5">and using the keyword '</text:span><text:span text:style-name="T29">no_gamma</text:span><text:span text:style-name="T35">' turns it off.</text:span></text:p>
        </text:list-item>
        <text:list-item>
          <text:p text:style-name="P79">The parameter “scope” is no longer available.</text:p>
        </text:list-item>
        <text:list-item>
          <text:p text:style-name="P79">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8">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3"><text:tab/>in </text:span><text:span text:style-name="T43">0</text:span><text:span text:style-name="T3"> myFirstInput</text:span></text:p>
            <text:p text:style-name="P2"><text:span text:style-name="T3"><text:tab/>in </text:span><text:span text:style-name="T43">1</text:span><text:span text:style-name="T3"> mySecondInput</text:span></text:p>
            <text:p text:style-name="P10"><text:tab/></text:p>
            <text:p text:style-name="P2"><text:span text:style-name="T3"><text:tab/></text:span><text:span text:style-name="T53">texture</text:span><text:span text:style-name="T3"> rt0 target_width_scaled </text:span><text:span text:style-name="T43">0.25</text:span><text:span text:style-name="T3"> target_height_scaled </text:span><text:span text:style-name="T43">0.25</text:span><text:span text:style-name="T3"> PF_R8G8B8</text:span></text:p>
            <text:p text:style-name="P10"/>
            <text:p text:style-name="P2"><text:span text:style-name="T3"><text:tab/>out </text:span><text:span text:style-name="T43">0</text:span><text:span text:style-name="T3"> mySecondInput</text:span></text:p>
            <text:p text:style-name="P2"><text:span text:style-name="T3"><text:tab/>out </text:span><text:span text:style-name="T43">1</text:span><text:span text:style-name="T3"> myFirstInput</text:span></text:p>
            <text:p text:style-name="P2"><text:span text:style-name="T3"><text:tab/>out </text:span><text:span text:style-name="T43">2</text:span><text:span text:style-name="T3">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5393481547124332726" text:style-name="L59">
        <text:list-item>
          <text:p text:style-name="P87"><text:soft-page-break/>Global texture names must contain the <text:span text:style-name="T31">global_</text:span><text:span text:style-name="T33"> prefix. Inversely, any local texture or input channel trying to use a name that starts with “global_” is illegal.</text:span></text:p>
        </text:list-item>
        <text:list-item>
          <text:p text:style-name="P80">They can't be used in input or output channels.</text:p>
        </text:list-item>
        <text:list-item>
          <text:p text:style-name="P80">Global textures can be seen by any node belonging to the same workspace, but they can't see a global texture that belongs to a different workspace.</text:p>
        </text:list-item>
        <text:list-item>
          <text:p text:style-name="P80">If a Node uses a global texture that the Workspace didn't declare, execution of the workspace will fail.</text:p>
        </text:list-item>
      </text:list>
      <text:p text:style-name="Text_20_body"><text:span text:style-name="T33">Global textures are as powerful/dangerous as global variables are in C++. The main reason of their existence is that many nodes may use temporary rtts to perform their work, and it's </text:span><text:span text:style-name="T32">very</text:span><text:span text:style-name="T33"> wasteful to declare these intermediate rtts on every node when they can be shared and reused.</text:span></text:p>
      <text:p text:style-name="P35">Sharing and reusage can also be achieved through input &amp; output channels, however for temporary rtts (or rtts that are accessed very frequently, i.e. a deferred shader's G Buffer) it would lead to connection hell; and hence global textures are a much better fit.</text:p>
      <text:list xml:id="list4271110338166482635" text:style-name="L60">
        <text:list-item>
          <text:p text:style-name="P88">in &lt;channel_id&gt; &lt;local_texture_name&gt;</text:p>
        </text:list-item>
      </text:list>
      <text:p text:style-name="P50">channel_id is a number in range [0; inf) but must be consecutive and continuous (no gaps, i.e. define channel 0, 2, but not 1). loca_texture_name cannot start with “global_”. A node definition may have no input.</text:p>
      <text:list xml:id="list222159445645404" text:continue-numbering="true" text:style-name="L60">
        <text:list-item>
          <text:p text:style-name="P88">out &lt;channel_id&gt; &lt;local_texture_name&gt;</text:p>
        </text:list-item>
      </text:list>
      <text:p text:style-name="P50">channel_id is a number in range [0; inf) but must be consecutive and continuous (no gaps, i.e. define channel 0, 2, but not 1). loca_texture_name cannot start with “global_”. A node definition may have no output.</text:p>
      <text:list xml:id="list222159710047537" text:continue-numbering="true" text:style-name="L60">
        <text:list-item>
          <text:p text:style-name="P88">custom_id &lt;string&gt;</text:p>
        </text:list-item>
      </text:list>
      <text:p text:style-name="P50">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P122" text:outline-level="3">Target</text:h>
      <text:p text:style-name="P114">Targets include multiple passes. Their main purpose is define to which RenderTarget the passes will render to.</text:p>
      <text:p text:style-name="P114">What's worth noting is that targets accept an optional parameter '<text:span text:style-name="T29">slice</text:span>'.</text:p>
      <text:p text:style-name="P114">The slice parameter is optional and refers to which slice or face from a 3D texture (or cubemap or 2D array) to use from the given texture. Valid values can be numeric or the hint '+X'. '-X', '+Y', '-Y', '+Z', and '-Z'.</text:p>
      <text:p text:style-name="P114">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text:span text:style-name="T67">6</text:span> types of passes:</text:p>
      <text:list xml:id="list8511722791599644081" text:style-name="L61">
        <text:list-item>
          <text:p text:style-name="P89">clear (PASS_CLEAR)</text:p>
        </text:list-item>
        <text:list-item>
          <text:p text:style-name="P89">quad (PASS_QUAD)</text:p>
        </text:list-item>
        <text:list-item>
          <text:p text:style-name="P89">resolve (PASS_RESOLVE)</text:p>
        </text:list-item>
        <text:list-item>
          <text:p text:style-name="P89">render_scene (PASS_SCENE)</text:p>
        </text:list-item>
        <text:list-item>
          <text:p text:style-name="P89">stencil (PASS_STENCIL)</text:p>
        </text:list-item>
        <text:list-item>
          <text:p text:style-name="P113">custom (PASS_CUSTOM)</text:p>
        </text:list-item>
      </text:list>
      <text:p text:style-name="Text_20_body">More passes are planned including the ability for users to extend with custom passes which used to be present in 1.x.</text:p>
      <text:p text:style-name="Text_20_body">Planned passes are:</text:p>
      <text:list xml:id="list8698946141476568931" text:style-name="L62">
        <text:list-item>
          <text:p text:style-name="P90">Paraboloid mapping passes (useful for efficient env. mapping and point light shadow maps)</text:p>
        </text:list-item>
        <text:list-item>
          <text:p text:style-name="P90">N pass (optimizes Ogre data for two or more passes i.e. a Z pre-pass with minimum overhead in the engine since the cull data is the same)</text:p>
        </text:list-item>
      </text:list>
      <text:p text:style-name="Text_20_body">All passes support the following script parameters:</text:p>
      <text:list xml:id="list222158883838268" text:continue-list="list222159710047537" text:style-name="L60">
        <text:list-item>
          <text:p text:style-name="P88">pass &lt;type&gt; [<text:span text:style-name="T68">customId</text:span>]</text:p>
        </text:list-item>
      </text:list>
      <text:p text:style-name="P50">'<text:span text:style-name="T29">type</text:span>' must be one of the supported types: clear, quad, resolve, render_scene, stencil, <text:span text:style-name="T68">custom.</text:span></text:p>
      <text:p text:style-name="P50"><text:soft-page-break/>The <text:span text:style-name="T30">customId</text:span><text:span text:style-name="T35"> parameter is optional and </text:span><text:span text:style-name="T36">is used by custom passes to give the registered custom pass provider the means to identify multiple types, in case there are more than one type of custom passes.</text:span></text:p>
      <text:list xml:id="list222159804706608" text:continue-numbering="true" text:style-name="L60">
        <text:list-item>
          <text:p text:style-name="P88">num_initial &lt;number&gt;</text:p>
        </text:list-item>
      </text:list>
      <text:p text:style-name="P50">Number of times this will be executed. Default is -1, which means always execute. When the execution count hits that value, it won't executed again until a d3d device reset, resize or workspace recreation (the execution count is reset and executed N times again)</text:p>
      <text:p text:style-name="P50">This parameter replaces the “only_initial” parameter in Ogre 1.x.</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769880323390213713" text:style-name="L63">
        <text:list-item>
          <text:p text:style-name="P91">use_quad [yes|no]</text:p>
        </text:list-item>
      </text:list>
      <text:p text:style-name="P45">Default is <text:span text:style-name="T32">no</text:span>. When <text:span text:style-name="T29">no</text:span>; the compositor will draw a fullscreen <text:span text:style-name="T29">triangle</text:span>. Due to how modern GPUs work, using two rectangles wastes GPU processing power in the diagonal borders because pixels are processed <text:span text:style-name="T2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5">When the viewport is not 0 0 1 1; this value is forced to <text:span text:style-name="T29">yes</text:span>. The following picture illustrates a fullscreen triangle:</text:p>
      <text:p text:style-name="P45"><draw:frame draw:style-name="fr1" draw:name="gráficos7" text:anchor-type="paragraph" svg:width="4.0992in" svg:height="4.0992in" draw:z-index="6"><draw:image xlink:href="Pictures/100000000000020000000200CD4B9EC1.png" xlink:type="simple" xlink:show="embed" xlink:actuate="onLoad"/></draw:frame><text:soft-page-break/>Interpolation will cause that the effective UV coordinates will be in the [0; 1] range while inside the viewport area.</text:p>
      <text:p text:style-name="P45">Using camera_far_corners_world_space will also force to use a quad instead of a tri (but camera_far_corners_view_space works with tris)</text:p>
      <text:p text:style-name="P45">For an explanation of why this is a performance optimization, refer to “<text:a xlink:type="simple" xlink:href="http://fgiesen.wordpress.com/2013/02/10/optimizing-the-basic-rasterizer/">Optimizing the basic rasterizer</text:a>” by Fabien Giesen.</text:p>
      <text:p text:style-name="P46"/>
      <text:p text:style-name="P46">The following setting was available in Ogre 1.x; but was not documented:</text:p>
      <text:list xml:id="list222159255125836" text:continue-list="list222159804706608" text:style-name="L60">
        <text:list-item>
          <text:p text:style-name="P88">quad_normals [camera_far_corners_view_space|camera_far_corners_world_space]</text:p>
        </text:list-item>
      </text:list>
      <text:p text:style-name="P50">Sends through the “NORMALS” semantic the camera's frustum corners in either world space or view space. This is particularly useful for efficiently reconstructing position using only the depth and the corners.</text:p>
      <text:p text:style-name="P50">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6">Starting Ogre 2.0, UV coordinates are always sent to the vertex shader in pass quads.</text:p>
      <text:p text:style-name="P46"/>
      <table:table table:name="Tabla51" table:style-name="Tabla51">
        <table:table-column table:style-name="Tabla51.A"/>
        <table:table-row>
          <table:table-cell table:style-name="Tabla51.A1" office:value-type="string">
            <text:p text:style-name="P29">Attention!</text:p>
            <text:p text:style-name="P39">In Ogre 2.x; you need to apply the <text:span text:style-name="T38">world-view-proj matrix</text:span> so that the the pass being drawn compensates for texel-to-pixel aligning reads in Direct3D9. Failing to do so will not only cause the aforementioned <text:soft-page-break/>alignment issue, but also will cause glitches when the viewport is not 0 0 1 1</text:p>
            <text:p text:style-name="P39">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8">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29">MSAA: Explicit vs Implicit resolves</text:span></text:a> section for more information.</text:p>
      <text:h text:style-name="Heading_20_4" text:outline-level="4">render_scene</text:h>
      <text:p text:style-name="Text_20_body">The syntax is also similar to 1.x; but there were a couple modifications:</text:p>
      <text:list xml:id="list2322139061289632334" text:style-name="L64">
        <text:list-item>
          <text:p text:style-name="P92">rq_first <text:s/>&lt;id&gt;</text:p>
        </text:list-item>
      </text:list>
      <text:p text:style-name="P51">Replaces first_render_queue. The default is 0. Must be a value between 0 and 255. The value is inclusive</text:p>
      <text:list xml:id="list222158841828627" text:continue-numbering="true" text:style-name="L64">
        <text:list-item>
          <text:p text:style-name="P92">rq_last <text:s/>&lt;id&gt;</text:p>
        </text:list-item>
      </text:list>
      <text:p text:style-name="P51">Replaces last_render_queue. The default is “max” which is a special parameter that implies the last active render queue ID. If numeric, value must be between 0 and 255. The value is <text:span text:style-name="T38">not</text:span> inclusive.</text:p>
      <text:list xml:id="list222158742443792" text:continue-numbering="true" text:style-name="L64">
        <text:list-item>
          <text:p text:style-name="P92">viewport <text:s/>&lt;left&gt; &lt;top&gt; &lt;width&gt; &lt;height&gt;</text:p>
        </text:list-item>
      </text:list>
      <text:p text:style-name="P51">Specifies the viewport. Also supported by all other passes (i.e. clear &amp; quads), The default is “0 0 1 1” which covers the entire screen. Values should be between 0 and 1.</text:p>
      <text:p text:style-name="P51">The Compositor will automatically share Viewport pointers between different passes to the same RenderTarget (even for different nodes) as long as they share the exact same parameters.</text:p>
      <text:list xml:id="list222159824124644" text:continue-numbering="true" text:style-name="L64">
        <text:list-item>
          <text:p text:style-name="P92">shadows &lt;off|shadow_node_name&gt; &lt;reuse|recalculate|first&gt;</text:p>
        </text:list-item>
      </text:list>
      <text:p text:style-name="P51">Off by default. Specifies the shadow node to use for rendering with shadow maps. See section about <text:a xlink:type="simple" xlink:href="#3.2.4.Reuse, recalculate &amp; first|outline"><text:span text:style-name="T29">Shadow Nodes</text:span></text:a> for more information. When a shadow node's name is provided, the second parameter defaults to “<text:span text:style-name="T29">first</text:span>”.</text:p>
      <text:list xml:id="list222158419443034" text:continue-numbering="true" text:style-name="L64">
        <text:list-item>
          <text:p text:style-name="P92">camera &lt;camera_name&gt;</text:p>
        </text:list-item>
      </text:list>
      <text:p text:style-name="P51">When not specified, the default camera is used for rendering the pass (this default camera is specified when instantiating the workspace from C++).</text:p>
      <text:p text:style-name="P51"><text:soft-page-break/>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222159502934973" text:continue-numbering="true" text:style-name="L64">
        <text:list-item>
          <text:p text:style-name="P92">lod_camera &lt;camera_name&gt;</text:p>
        </text:list-item>
      </text:list>
      <text:p text:style-name="P51">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222160256434362" text:continue-numbering="true" text:style-name="L64">
        <text:list-item>
          <text:p text:style-name="P92">lod_update_list <text:span text:style-name="T65">[yes|no]</text:span></text:p>
        </text:list-item>
      </text:list>
      <text:p text:style-name="P51">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222158609300346" text:continue-numbering="true" text:style-name="L64">
        <text:list-item>
          <text:p text:style-name="P92">lod_bias <text:s/>&lt;bias&gt;</text:p>
        </text:list-item>
      </text:list>
      <text:p text:style-name="P51">Applies a bias multiplier to the lod. Valid values are in range [0; Inf). A higher lod bias causes LOD to pop up sooner. Default: 1.0</text:p>
      <text:list xml:id="list222159320037124" text:continue-numbering="true" text:style-name="L64">
        <text:list-item>
          <text:p text:style-name="P92">camera_cubemap_reorient <text:span text:style-name="T65">[yes|no]</text:span></text:p>
        </text:list-item>
      </text:list>
      <text:p text:style-name="P51">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51"><text:span text:style-name="T38">Note:</text:span> if the target is not a cubemap, Ogre will still try to rotate the camera, often to unintended angles.</text:p>
      <text:h text:style-name="P124" text:outline-level="4">stencil</text:h>
      <text:p text:style-name="P46">Stencil passes haven't changed at all since Ogre 1.x; remember to restore the stencil passes before leaving the node otherwise next nodes that will be executed may use unexpected stencil settings.</text:p>
      <text:h text:style-name="Heading_20_3" text:outline-level="3"><text:soft-page-break/>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2525661087711178953" text:style-name="L65">
        <text:list-item>
          <text:p text:style-name="P93">Attempting to bind a dirty RTT as a texture will cause Ogre to send the MSAA buffer; granting the shader the ability to access subsamples.</text:p>
        </text:list-item>
        <text:list-item>
          <text:p text:style-name="P93"><text:soft-page-break/>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29">explicitly </text:span>tell Ogre to <text:span text:style-name="T35">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3287481268488518295" text:style-name="L66">
        <text:list-item>
          <text:p text:style-name="P94"><text:a xlink:type="simple" xlink:href="http://mynameismjp.wordpress.com/2012/10/24/msaa-overview/"><text:span text:style-name="T54">A Quick Overview of MSAA</text:span></text:a></text:p>
        </text:list-item>
        <text:list-item>
          <text:p text:style-name="P94"><text:a xlink:type="simple" xlink:href="http://mynameismjp.wordpress.com/2012/10/28/msaa-resolve-filters/"><text:span text:style-name="T54">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have input. <text:span text:style-name="T2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222159377449973" text:continue-list="list222159320037124" text:style-name="L64">
        <text:list-item>
          <text:p text:style-name="P92">technique &lt;uniform|planeoptimal|focused|lispsm|pssm&gt;</text:p>
        </text:list-item>
      </text:list>
      <text:p text:style-name="P51">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8">Note:</text:span> at the time of writing, lispsm technique is broken and has terrible artifacts. This bug seems to affect <text:soft-page-break/>both Ogre 1.9 &amp; 2.0. Use focused technique instead.</text:p>
            <text:p text:style-name="Table_20_Contents">planeoptimal has also not been implemented yet.</text:p>
          </table:table-cell>
        </table:table-row>
      </table:table>
      <text:list xml:id="list222159798159848" text:continue-numbering="true" text:style-name="L64">
        <text:list-item>
          <text:p text:style-name="P92">use_aggressive_focus_region &lt;true|false&gt;</text:p>
        </text:list-item>
      </text:list>
      <text:p text:style-name="P51">Used by Focused, LispSM &amp; PSSM techniques. Default is true. If you're having shadow mapping glitches, try setting this value to false. Note however, quality degradation for disabling it can be noticeable.</text:p>
      <text:list xml:id="list222158379600929" text:continue-numbering="true" text:style-name="L64">
        <text:list-item>
          <text:p text:style-name="P92">optimal_adjust_factor &lt;factor&gt;</text:p>
        </text:list-item>
      </text:list>
      <text:p text:style-name="P51">Used by LispSM &amp; PSSM techniques. Default is 5. Lower values improve the quality of shadow maps closer to camera, while higher values reduce the “projection skew” which is the key feature of lispsm; thus causing quality to revert and look more like focused.</text:p>
      <text:p text:style-name="P52">Tip:<text:span text:style-name="T54"> When this value is negative, lispsm reverts to a focused shadow map technique. This is very useful for users who want to use PSSM techniques with focused setups instead of LispSM.</text:span></text:p>
      <text:list xml:id="list222160301400288" text:continue-numbering="true" text:style-name="L64">
        <text:list-item>
          <text:p text:style-name="P92">light_direction_threshold &lt;angle_in_degrees&gt;</text:p>
        </text:list-item>
      </text:list>
      <text:p text:style-name="P51">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2">Notes:<text:span text:style-name="T54"> When optimal_adjust_factor is negative (i.e. pssm + focused), this setting is ignored.</text:span></text:p>
      <text:list xml:id="list222159218473994" text:continue-numbering="true" text:style-name="L64">
        <text:list-item>
          <text:p text:style-name="P92">num_splits &lt;num_splits&gt;</text:p>
        </text:list-item>
      </text:list>
      <text:p text:style-name="P51">Only used by PSSM techniques. Specifies the number of splits per light. Can vary per shadow map. The number of splits must be greater than 2. Default is 3.</text:p>
      <text:list xml:id="list222160010558530" text:continue-numbering="true" text:style-name="L64">
        <text:list-item>
          <text:p text:style-name="P92">pssm_lambda &lt;lambda&gt;</text:p>
        </text:list-item>
      </text:list>
      <text:p text:style-name="P51">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4698939065073482980" text:style-name="L67">
        <text:list-item>
          <text:p text:style-name="P95">shadow_atlas &lt;name&gt; light &lt;light index&gt; [split &lt;split index&gt;]</text:p>
        </text:list-item>
      </text:list>
      <text:p text:style-name="P51">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soft-page-break/>textures. So only the new settings or the ones that behave differently will be described:</text:p>
      <text:list xml:id="list6234618792384685489" text:style-name="L68">
        <text:list-item>
          <text:p text:style-name="P96">&lt;Name&gt;</text:p>
        </text:list-item>
      </text:list>
      <text:p text:style-name="P51">Like regular textures, a locally unique name must be assigned (and cannot start with <text:span text:style-name="T29">global_</text:span> prefix). To avoid confusions, it is highly recommended that you name them by the number of shadow map. i.e. name the first shadow map “0”, the second one “1”</text:p>
      <text:list xml:id="list222159339559688" text:continue-numbering="true" text:style-name="L68">
        <text:list-item>
          <text:p text:style-name="P96">&lt;fsaa&gt;</text:p>
        </text:list-item>
      </text:list>
      <text:p text:style-name="P51">The default value is always 0 regardless of system settings. Setting this to higher values will activate fsaa. This behavior differs from regular texture declarations.</text:p>
      <text:list xml:id="list222158916904312" text:continue-numbering="true" text:style-name="L68">
        <text:list-item>
          <text:p text:style-name="P96">&lt;gamma&gt;</text:p>
        </text:list-item>
      </text:list>
      <text:p text:style-name="P51">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222159970597737" text:continue-numbering="true" text:style-name="L68">
        <text:list-item>
          <text:p text:style-name="P96">light &lt;index&gt;</text:p>
        </text:list-item>
      </text:list>
      <text:p text:style-name="P51">Indicates which light index will be associated with this shadow map. i.e. the Shadow map #0 may contain the Nth closest shadow mapping light to the entity, not necessarily the first one.</text:p>
      <text:list xml:id="list222158651622129" text:continue-numbering="true" text:style-name="L68">
        <text:list-item>
          <text:p text:style-name="P96">split &lt;split index&gt;</text:p>
        </text:list-item>
      </text:list>
      <text:p text:style-name="P51">Default: 0; only necessary when using PSSM techniques. Indicates which split this shadow map refers to.</text:p>
      <text:p text:style-name="P46"/>
      <table:table table:name="Tabla13" table:style-name="Tabla13">
        <table:table-column table:style-name="Tabla13.A"/>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2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9"><text:tab/></text:span><text:span text:style-name="T18">technique</text:span><text:span text:style-name="T9"> focused</text:span></text:p>
            <text:p text:style-name="P2"><text:span text:style-name="T10"><text:tab/>shadow_map </text:span><text:span text:style-name="T46">0</text:span><text:span text:style-name="T10"> </text:span><text:span text:style-name="T46">2048</text:span><text:span text:style-name="T10"> </text:span><text:span text:style-name="T46">2048</text:span><text:span text:style-name="T10"> PF_FLOAT16_R light </text:span><text:span text:style-name="T46">0</text:span></text:p>
            <text:p text:style-name="P2"><text:span text:style-name="T10"><text:tab/></text:span><text:span text:style-name="T50">//Render shadow map "0"</text:span></text:p>
            <text:p text:style-name="P2"><text:span text:style-name="T10"><text:tab/>shadow_map </text:span><text:span text:style-name="T46">0</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6">1</text:span><text:span text:style-name="T10"> </text:span><text:span text:style-name="T46">1</text:span><text:span text:style-name="T10"> </text:span><text:span text:style-name="T46">1</text:span><text:span text:style-name="T10"> </text:span><text:span text:style-name="T46">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6">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4"><text:tab/></text:span><text:span text:style-name="T14">technique</text:span><text:span text:style-name="T54"> pssm</text:span></text:p>
            <text:p text:style-name="P2"><text:span text:style-name="T9"><text:tab/></text:span><text:span text:style-name="T50">//Render 1st closest light, splits 0 1 &amp; 2</text:span></text:p>
            <text:p text:style-name="P2"><text:span text:style-name="T10"><text:tab/>shadow_map myStringName </text:span><text:span text:style-name="T46">2048</text:span><text:span text:style-name="T10"> </text:span><text:span text:style-name="T46">2048</text:span><text:span text:style-name="T10"> PF_FLOAT16_R light </text:span><text:span text:style-name="T46">0</text:span><text:span text:style-name="T10"> split </text:span><text:span text:style-name="T46">0</text:span></text:p>
            <text:p text:style-name="P2"><text:span text:style-name="T10"><text:tab/>shadow_map </text:span><text:span text:style-name="T46">1</text:span><text:span text:style-name="T10"> </text:span><text:span text:style-name="T46">1024</text:span><text:span text:style-name="T10"> </text:span><text:span text:style-name="T46">1024</text:span><text:span text:style-name="T10"> PF_FLOAT16_R light </text:span><text:span text:style-name="T46">0</text:span><text:span text:style-name="T10"> split </text:span><text:span text:style-name="T46">1</text:span></text:p>
            <text:p text:style-name="P2"><text:span text:style-name="T10"><text:tab/>shadow_map </text:span><text:span text:style-name="T46">2</text:span><text:span text:style-name="T10"> </text:span><text:span text:style-name="T46">1024</text:span><text:span text:style-name="T10"> </text:span><text:span text:style-name="T46">1024</text:span><text:span text:style-name="T10"> PF_FLOAT16_R light </text:span><text:span text:style-name="T46">0</text:span><text:span text:style-name="T10"> split </text:span><text:span text:style-name="T46">2</text:span></text:p>
            <text:p text:style-name="P12"><text:tab/></text:p>
            <text:p text:style-name="P2"><text:span text:style-name="T10"><text:tab/></text:span><text:span text:style-name="T50">//Change to focused from now on</text:span></text:p>
            <text:p text:style-name="P2"><text:span text:style-name="T10"><text:tab/></text:span><text:span text:style-name="T17">technique</text:span><text:span text:style-name="T10"> focused</text:span></text:p>
            <text:p text:style-name="P2"><text:span text:style-name="T10"><text:tab/>shadow_map </text:span><text:span text:style-name="T46">3</text:span><text:span text:style-name="T10"> </text:span><text:span text:style-name="T46">1024</text:span><text:span text:style-name="T10"> </text:span><text:span text:style-name="T46">1024</text:span><text:span text:style-name="T10"> PF_FLOAT16_R light </text:span><text:span text:style-name="T46">1</text:span></text:p>
            <text:p text:style-name="P2"><text:span text:style-name="T10"><text:tab/>shadow_map </text:span><text:span text:style-name="T46">4</text:span><text:span text:style-name="T10"> </text:span><text:span text:style-name="T46">1024</text:span><text:span text:style-name="T10"> </text:span><text:span text:style-name="T46">1024</text:span><text:span text:style-name="T10"> PF_FLOAT16_R light </text:span><text:span text:style-name="T46">2</text:span></text:p>
            <text:p text:style-name="P2"><text:span text:style-name="T10"><text:tab/>shadow_map </text:span><text:span text:style-name="T46">5</text:span><text:span text:style-name="T10"> </text:span><text:span text:style-name="T46">512</text:span><text:span text:style-name="T10"> </text:span><text:span text:style-name="T46">512</text:span><text:span text:style-name="T10"> PF_FLOAT16_R light </text:span><text:span text:style-name="T46">3</text:span></text:p>
            <text:p text:style-name="P12"/>
            <text:p text:style-name="P2"><text:span text:style-name="T10"><text:tab/></text:span><text:span text:style-name="T50">//Render shadow maps "myStringName", "1", "2", "3", "4" and "5"</text:span></text:p>
            <text:p text:style-name="P2"><text:span text:style-name="T10"><text:tab/>shadow_map myStringName </text:span><text:span text:style-name="T46">1</text:span><text:span text:style-name="T10"> </text:span><text:span text:style-name="T46">2 3 4</text:span><text:span text:style-name="T10"> </text:span><text:span text:style-name="T46">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6">1</text:span><text:span text:style-name="T10"> </text:span><text:span text:style-name="T46">1</text:span><text:span text:style-name="T10"> </text:span><text:span text:style-name="T46">1</text:span><text:span text:style-name="T10"> </text:span><text:span text:style-name="T46">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6">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4"><text:tab/></text:span><text:span text:style-name="T14">technique</text:span><text:span text:style-name="T54"> pssm</text:span></text:p>
            <text:p text:style-name="P2"><text:span text:style-name="T9"><text:tab/></text:span><text:span text:style-name="T50">//Render 1st closest light, splits 0 1 &amp; 2</text:span></text:p>
            <text:p text:style-name="P2"><text:span text:style-name="T10"><text:tab/>shadow_map myStringName </text:span><text:span text:style-name="T46">2048</text:span><text:span text:style-name="T10"> </text:span><text:span text:style-name="T46">2048</text:span><text:span text:style-name="T10"> PF_FLOAT16_R light </text:span><text:span text:style-name="T46">0</text:span><text:span text:style-name="T10"> split </text:span><text:span text:style-name="T46">0</text:span></text:p>
            <text:p text:style-name="P2"><text:span text:style-name="T10"><text:tab/>shadow_map </text:span><text:span text:style-name="T46">1</text:span><text:span text:style-name="T10"> </text:span><text:span text:style-name="T46">1024</text:span><text:span text:style-name="T10"> </text:span><text:span text:style-name="T46">1024</text:span><text:span text:style-name="T10"> PF_FLOAT16_R light </text:span><text:span text:style-name="T46">0</text:span><text:span text:style-name="T10"> split </text:span><text:span text:style-name="T46">1</text:span></text:p>
            <text:p text:style-name="P2"><text:span text:style-name="T10"><text:tab/>shadow_map </text:span><text:span text:style-name="T46">2</text:span><text:span text:style-name="T10"> </text:span><text:span text:style-name="T46">1024</text:span><text:span text:style-name="T10"> </text:span><text:span text:style-name="T46">1024</text:span><text:span text:style-name="T10"> PF_FLOAT16_R light </text:span><text:span text:style-name="T46">0</text:span><text:span text:style-name="T10"> split </text:span><text:span text:style-name="T46">2</text:span></text:p>
            <text:p text:style-name="P12"><text:tab/></text:p>
            <text:p text:style-name="P2"><text:span text:style-name="T10"><text:tab/></text:span><text:span text:style-name="T50">//Change to focused from now on</text:span></text:p>
            <text:p text:style-name="P2"><text:span text:style-name="T10"><text:tab/></text:span><text:span text:style-name="T50">//(we can also change optimal_adjust_factor, etc)</text:span></text:p>
            <text:p text:style-name="P2"><text:span text:style-name="T10"><text:tab/></text:span><text:span text:style-name="T17">technique</text:span><text:span text:style-name="T10"> focused</text:span></text:p>
            <text:p text:style-name="P2"><text:span text:style-name="T10"><text:tab/> </text:span><text:span text:style-name="T50">//Render 2nd closest light in the 4th shadow map</text:span></text:p>
            <text:p text:style-name="P2"><text:span text:style-name="T10"><text:tab/></text:span><text:span text:style-name="T50">//(could be directional, point, spot)</text:span></text:p>
            <text:p text:style-name="P2"><text:span text:style-name="T10"><text:tab/>shadow_map </text:span><text:span text:style-name="T46">3</text:span><text:span text:style-name="T10"> </text:span><text:span text:style-name="T46">1024</text:span><text:span text:style-name="T10"> </text:span><text:span text:style-name="T46">1024</text:span><text:span text:style-name="T10"> PF_FLOAT16_R light </text:span><text:span text:style-name="T46">1</text:span></text:p>
            <text:p text:style-name="P2"><text:span text:style-name="T10"><text:tab/></text:span><text:span text:style-name="T50">//Render 3rd closest light in the 5th shadow map</text:span></text:p>
            <text:p text:style-name="P2"><text:span text:style-name="T10"><text:tab/>shadow_map </text:span><text:span text:style-name="T46">4</text:span><text:span text:style-name="T10"> </text:span><text:span text:style-name="T46">1024</text:span><text:span text:style-name="T10"> </text:span><text:span text:style-name="T46">1024</text:span><text:span text:style-name="T10"> PF_FLOAT16_R light </text:span><text:span text:style-name="T46">2</text:span></text:p>
            <text:p text:style-name="P12"/>
            <text:p text:style-name="P2"><text:span text:style-name="T10"><text:tab/></text:span><text:span text:style-name="T50">//Don't use aggressive focus region on shadow map 5 (and from anything</text:span></text:p>
            <text:p text:style-name="P2"><text:span text:style-name="T10"><text:tab/></text:span><text:span text:style-name="T50">//declared from now on, we can also turn it back on later) just for</text:span></text:p>
            <text:p text:style-name="P2"><text:span text:style-name="T10"><text:tab/></text:span><text:span text:style-name="T50">//showcasing how this works</text:span></text:p>
            <text:p text:style-name="P2"><text:span text:style-name="T10"><text:tab/>use_aggressive_focus_region </text:span><text:span text:style-name="T56">false</text:span></text:p>
            <text:p text:style-name="P2"><text:span text:style-name="T10"><text:tab/>shadow_map </text:span><text:span text:style-name="T46">5</text:span><text:span text:style-name="T10"> </text:span><text:span text:style-name="T46">target_width_scaled 0.25</text:span><text:span text:style-name="T10"> </text:span><text:span text:style-name="T46">1024</text:span><text:span text:style-name="T10"> PF_FLOAT16_R light </text:span><text:span text:style-name="T46">3</text:span></text:p>
            <text:p text:style-name="P12"/>
            <text:p text:style-name="P2"><text:span text:style-name="T10"><text:tab/></text:span><text:span text:style-name="T50">//Render shadow maps "myStringName", "1", "2", and "5"</text:span></text:p>
            <text:p text:style-name="P2"><text:span text:style-name="T10"><text:tab/>shadow_map myStringName </text:span><text:span text:style-name="T46">1</text:span><text:span text:style-name="T10"> </text:span><text:span text:style-name="T46">2</text:span><text:span text:style-name="T10"> </text:span><text:span text:style-name="T46">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6">1</text:span><text:span text:style-name="T10"> </text:span><text:span text:style-name="T46">1</text:span><text:span text:style-name="T10"> </text:span><text:span text:style-name="T46">1</text:span><text:span text:style-name="T10"> </text:span><text:span text:style-name="T46">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visibility_mask </text:span><text:span text:style-name="T46">0</text:span><text:span text:style-name="T10">xffffffff</text:span></text:p>
            <text:p text:style-name="P2"><text:span text:style-name="T10"><text:tab/><text:tab/><text:tab/>rq_first </text:span><text:span text:style-name="T46">0</text:span></text:p>
            <text:p text:style-name="P2"><text:span text:style-name="T10"><text:tab/><text:tab/><text:tab/>rq_last max </text:span><text:span text:style-name="T50">//Special value implying maximum</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50">//Render shadow map "4" with a different setting</text:span></text:p>
            <text:p text:style-name="P2"><text:span text:style-name="T10"><text:tab/>shadow_map </text:span><text:span text:style-name="T46">4</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6">1</text:span><text:span text:style-name="T10"> </text:span><text:span text:style-name="T46">1</text:span><text:span text:style-name="T10"> </text:span><text:span text:style-name="T46">1</text:span><text:span text:style-name="T10"> </text:span><text:span text:style-name="T46">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6">4</text:span><text:span text:style-name="T10"> </text:span><text:span text:style-name="T50">//Note this is needed!</text:span></text:p>
            <text:p text:style-name="P2"><text:span text:style-name="T10"><text:tab/><text:tab/><text:tab/>visibility_mask </text:span><text:span text:style-name="T46">0</text:span><text:span text:style-name="T10">xfaffffff</text:span></text:p>
            <text:p text:style-name="P2"><text:span text:style-name="T10"><text:tab/><text:tab/><text:tab/>rq_first<text:tab/></text:span><text:span text:style-name="T46">40</text:span></text:p>
            <text:p text:style-name="P2"><text:span text:style-name="T10"><text:tab/><text:tab/><text:tab/>rq_last<text:tab/></text:span><text:span text:style-name="T46">51</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50">//Regular way of declaring passes also works.</text:span></text:p>
            <text:p text:style-name="P2"><text:span text:style-name="T10"><text:tab/>target </text:span><text:span text:style-name="T46">3</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6">1</text:span><text:span text:style-name="T10"> </text:span><text:span text:style-name="T46">1</text:span><text:span text:style-name="T10"> </text:span><text:span text:style-name="T46">1</text:span><text:span text:style-name="T10"> </text:span><text:span text:style-name="T46">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6">3</text:span><text:span text:style-name="T10"> </text:span><text:span text:style-name="T50">//Note this is needed!</text:span></text:p>
            <text:p text:style-name="P2"><text:span text:style-name="T10"><text:tab/><text:tab/><text:tab/>visibility_mask </text:span><text:span text:style-name="T46">0</text:span><text:span text:style-name="T10">xfaffffff</text:span></text:p>
            <text:p text:style-name="P2"><text:span text:style-name="T10"><text:tab/><text:tab/><text:tab/>rq_first<text:tab/></text:span><text:span text:style-name="T46">42</text:span></text:p>
            <text:p text:style-name="P2"><text:span text:style-name="T10"><text:tab/><text:tab/><text:tab/>rq_last<text:tab/></text:span><text:span text:style-name="T46">51</text:span></text:p>
            <text:p text:style-name="P2"><text:span text:style-name="T10"><text:tab/><text:tab/></text:span><text:span text:style-name="T11">}</text:span></text:p>
            <text:p text:style-name="P2"><text:span text:style-name="T10"><text:tab/></text:span><text:span text:style-name="T11">}</text:span></text:p>
            <text:p text:style-name="P13"/>
            <text:p text:style-name="P2"><text:span text:style-name="T10"><text:tab/></text:span><text:span text:style-name="T50">//Send this RTT to the output channel. Other nodes can now use it.</text:span></text:p>
            <text:p text:style-name="P2"><text:span text:style-name="T10"><text:tab/>out </text:span><text:span text:style-name="T46">0</text:span><text:span text:style-name="T10">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8">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2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4"><text:tab/></text:span><text:span text:style-name="T19">technique</text:span><text:span text:style-name="T54"> pssm</text:span></text:p>
            <text:p text:style-name="P2"><text:span text:style-name="T9"><text:tab/></text:span><text:span text:style-name="T50">//Render 1st closest light, splits 0 1 &amp; 2, and 2</text:span><text:span text:style-name="T51">nd</text:span><text:span text:style-name="T50"> light into myAtlas</text:span></text:p>
            <text:p text:style-name="P2"><text:span text:style-name="T10"><text:tab/>shadow_map myAtlas </text:span><text:span text:style-name="T46">2048</text:span><text:span text:style-name="T10"> </text:span><text:span text:style-name="T46">2048</text:span><text:span text:style-name="T10"> PF_FLOAT16_R light </text:span><text:span text:style-name="T46">0</text:span><text:span text:style-name="T10"> split </text:span><text:span text:style-name="T46">0 </text:span><text:span text:style-name="T10">viewport</text:span><text:span text:style-name="T46"> 0 0 0.5 0.5</text:span></text:p>
            <text:p text:style-name="P2"><text:span text:style-name="T10"><text:tab/>shadow_atlas myAtlas light </text:span><text:span text:style-name="T46">0</text:span><text:span text:style-name="T10"> split </text:span><text:span text:style-name="T46">1 </text:span><text:span text:style-name="T10">viewport</text:span><text:span text:style-name="T46"> 0 0.5 0.5 0.5</text:span></text:p>
            <text:p text:style-name="P2"><text:span text:style-name="T10"><text:tab/>shadow_atlas myAtlas light </text:span><text:span text:style-name="T46">0</text:span><text:span text:style-name="T10"> split </text:span><text:span text:style-name="T46">2 </text:span><text:span text:style-name="T10">viewport</text:span><text:span text:style-name="T46"> 0.5 0 0.5 0.5</text:span></text:p>
            <text:p text:style-name="P2"><text:span text:style-name="T10"><text:tab/></text:span><text:span text:style-name="T17">technique</text:span><text:span text:style-name="T10"> focused</text:span></text:p>
            <text:p text:style-name="P2"><text:span text:style-name="T10"><text:tab/>shadow_atlas myAtlas light </text:span><text:span text:style-name="T46">1 </text:span><text:span text:style-name="T10">viewport</text:span><text:span text:style-name="T46"> 0.5 0.5 0.5 0.5</text:span></text:p>
            <text:p text:style-name="P2"><text:span text:style-name="T10"><text:tab/></text:span><text:span text:style-name="T50">/*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0"><text:tab/></text:span><text:span text:style-name="T50">/* ... */</text:span></text:p>
            <text:p text:style-name="P2"><text:span text:style-name="T9"><text:tab/></text:span><text:span text:style-name="T8">target myAtlas</text:span></text:p>
            <text:p text:style-name="P2"><text:span text:style-name="T8"><text:tab/></text:span><text:span text:style-name="T12">{</text:span></text:p>
            <text:p text:style-name="P2"><text:span text:style-name="T9"><text:tab/><text:tab/></text:span><text:span text:style-name="T18">pass</text:span><text:span text:style-name="T9"> clear </text:span><text:span text:style-name="T12">{</text:span><text:span text:style-name="T9"> colour_value </text:span><text:span text:style-name="T47">1</text:span><text:span text:style-name="T9"> </text:span><text:span text:style-name="T47">1</text:span><text:span text:style-name="T9"> </text:span><text:span text:style-name="T47">1</text:span><text:span text:style-name="T9"> </text:span><text:span text:style-name="T47">1</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7">0.0</text:span><text:span text:style-name="T9"> </text:span><text:span text:style-name="T47">0.0</text:span><text:span text:style-name="T9"> </text:span><text:span text:style-name="T47">0.5</text:span><text:span text:style-name="T9"> </text:span><text:span text:style-name="T47">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7">0.5</text:span><text:span text:style-name="T9"> </text:span><text:span text:style-name="T47">0.0</text:span><text:span text:style-name="T9"> </text:span><text:span text:style-name="T47">0.5</text:span><text:span text:style-name="T9"> </text:span><text:span text:style-name="T47">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7">0.0</text:span><text:span text:style-name="T9"> </text:span><text:span text:style-name="T47">0.5</text:span><text:span text:style-name="T9"> </text:span><text:span text:style-name="T47">0.5</text:span><text:span text:style-name="T9"> </text:span><text:span text:style-name="T47">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7">0.5</text:span><text:span text:style-name="T9"> </text:span><text:span text:style-name="T47">0.5</text:span><text:span text:style-name="T9"> </text:span><text:span text:style-name="T47">0.5</text:span><text:span text:style-name="T9"> </text:span><text:span text:style-name="T47">0.5</text:span><text:span text:style-name="T9"> </text:span><text:span text:style-name="T12">}</text:span></text:p>
            <text:p text:style-name="P2"><text:span text:style-name="T9"><text:tab/></text:span><text:span text:style-name="T12">}</text:span></text:p>
            <text:p text:style-name="P2"><text:span text:style-name="T10"><text:tab/></text:span><text:span text:style-name="T50">/*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8"><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174620399416792554" text:style-name="L69">
        <text:list-item>
          <text:p text:style-name="P97"><text:soft-page-break/>SHADOW_NODE_REUSE</text:p>
        </text:list-item>
        <text:list-item>
          <text:p text:style-name="P97">SHADOW_NODE_RECALCULATE</text:p>
        </text:list-item>
        <text:list-item>
          <text:p text:style-name="P97">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436585296945583795" text:style-name="L70">
        <text:list-item>
          <text:p text:style-name="P98">One for opaque geometry.</text:p>
        </text:list-item>
        <text:list-item>
          <text:p text:style-name="P98">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3552640665860034016" text:style-name="L71">
        <text:list-item>
          <text:p text:style-name="P99">One for opaque geometry.</text:p>
        </text:list-item>
        <text:list-item>
          <text:p text:style-name="P99">Another for reflections, seen from a different camera.</text:p>
        </text:list-item>
        <text:list-item>
          <text:p text:style-name="P99">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1">Ogre has no choice but to recalculate and execute the shadow node again</text:span><text:span text:style-name="T29">, </text:span><text:span text:style-name="T35">updating the shadow maps.</text:span></text:p>
      <text:p text:style-name="P33">When the third pass kicks in, the camera has changed again; thus we need to execute the shadow node... again!</text:p>
      <text:p text:style-name="P30"><text:span text:style-name="T35">Ogre will log a warning when it detects a suboptimal compositor setup such as this one. To be more specific, Ogre detects that the 3</text:span><text:span text:style-name="T40">rd</text:span><text:span text:style-name="T35"> pass uses the same results as the 1</text:span><text:span text:style-name="T40">st</text:span><text:span text:style-name="T35"> pass, but the shadow node is being forced to recalculate in the third one, instead of reusing.</text:span></text:p>
      <text:p text:style-name="P33">There are several ways to solve this problem:</text:p>
      <text:list xml:id="list7295375564848252649" text:style-name="L72">
        <text:list-item>
          <text:p text:style-name="P70"><text:span text:style-name="T35">Render reflections first:</text:span><text:span text:style-name="T33"> This is perhaps the most obvious one. If there are no data dependencies; </text:span><text:soft-page-break/><text:span text:style-name="T33">first perform the reflection pass, and then the opaque &amp; transparent passes; so the shadow node is executed twice instead of three times.</text:span></text:p>
        </text:list-item>
        <text:list-item>
          <text:p text:style-name="P70"><text:span text:style-name="T35">Use two shadow nodes:</text:span><text:span text:style-name="T33"> When the first option isn't viable (i.e. there's a data dependency) using two shadow nodes will guarantee the results don't get overwritten. This option needs more VRAM though.</text:span></text:p>
        </text:list-item>
        <text:list-item>
          <text:p text:style-name="P100"><text:span text:style-name="T37">Use SHADOW_NODE_REUSE in the reflection render_scene pass:</text:span><text:span text:style-name="T34">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8">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3541227641553284868" text:style-name="L73">
        <text:list-item>
          <text:p text:style-name="P101"><text:a xlink:type="simple" xlink:href="http://mynameismjp.wordpress.com/2013/09/10/shadow-maps/">A Sampling of Shadow Techniques</text:a></text:p>
        </text:list-item>
        <text:list-item>
          <text:p text:style-name="P101"><text:a xlink:type="simple" xlink:href="http://msdn.microsoft.com/en-us/library/windows/desktop/ee416307(v=vs.85).aspx">Cascaded Shadow Maps</text:a></text:p>
        </text:list-item>
        <text:list-item>
          <text:p text:style-name="P101"><text:a xlink:type="simple" xlink:href="http://visual-computing.intel-research.net/art/publications/sdsm/">Sample Distribution Shadow Maps</text:a></text:p>
        </text:list-item>
        <text:list-item>
          <text:p text:style-name="P101"><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8">Declaration order is very important</text:span>.</text:p>
      <text:p text:style-name="Text_20_body">Nodes are automatically in use when their connection is specified.</text:p>
      <text:p text:style-name="P54"/>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222158874525734" text:continue-list="list222158651622129" text:style-name="L68">
        <text:list-item>
          <text:p text:style-name="P96">&lt;Node Name 1&gt;</text:p>
        </text:list-item>
      </text:list>
      <text:p text:style-name="P51">The name of the Node that will be executed before “<text:span text:style-name="T29">Node Name 2”</text:span></text:p>
      <text:list xml:id="list222159475012508" text:continue-numbering="true" text:style-name="L68">
        <text:list-item>
          <text:p text:style-name="P96">[&lt;output ch #&gt;] [&lt;output ch #&gt;] … [&lt;output ch #&gt;]</text:p>
        </text:list-item>
      </text:list>
      <text:p text:style-name="P53">Channel numbers from “<text:span text:style-name="T29">Node Name 1”</text:span>'s output channels that will be connected to “<text:span text:style-name="T29">Node Name 2</text:span>”.</text:p>
      <text:list xml:id="list222160182160898" text:continue-numbering="true" text:style-name="L68">
        <text:list-item>
          <text:p text:style-name="P96">&lt;Node Name 2&gt;</text:p>
        </text:list-item>
      </text:list>
      <text:p text:style-name="P53">The name of the Node that will be executed after “<text:span text:style-name="T29">Node Name 1”</text:span></text:p>
      <text:list xml:id="list222158563239350" text:continue-numbering="true" text:style-name="L68">
        <text:list-item>
          <text:p text:style-name="P96">[&lt;input ch #&gt;] [&lt;input ch #&gt;] … [&lt;input ch #&gt;]</text:p>
        </text:list-item>
      </text:list>
      <text:p text:style-name="P53">Channel numbers from “<text:span text:style-name="T29">Node Name 2”</text:span>'s inputs channels that will be connected from “<text:span text:style-name="T29">Node Name 1”</text:span> bindings.</text:p>
      <text:p text:style-name="P48">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6">connect nodeA </text:span><text:span text:style-name="T45">0</text:span><text:span text:style-name="T6"> </text:span><text:span text:style-name="T45">1</text:span><text:span text:style-name="T6"> </text:span><text:span text:style-name="T45">2</text:span><text:span text:style-name="T6"> nodeB </text:span><text:span text:style-name="T45">1</text:span><text:span text:style-name="T6"> </text:span><text:span text:style-name="T45">2</text:span><text:span text:style-name="T6"> </text:span><text:span text:style-name="T45">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6">connect nodeA </text:span><text:span text:style-name="T45">0</text:span><text:span text:style-name="T6"> </text:span><text:span text:style-name="T45">2</text:span><text:span text:style-name="T6"> nodeB <text:s/></text:span><text:span text:style-name="T45">0</text:span><text:span text:style-name="T6"> </text:span><text:span text:style-name="T45">1</text:span></text:p>
            <text:p text:style-name="P8"/>
            <text:p text:style-name="P22">//Connect nodeC to nodeB</text:p>
            <text:p text:style-name="P22">//C's output channel 3 ==&gt; B's input channel 1</text:p>
            <text:p text:style-name="P2"><text:span text:style-name="T6">connect nodeC </text:span><text:span text:style-name="T45">3</text:span><text:span text:style-name="T6"> nodeB </text:span><text:span text:style-name="T45">1</text:span></text:p>
          </table:table-cell>
        </table:table-row>
      </table:table>
      <text:p text:style-name="P48"/>
      <text:p text:style-name="P47">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4"/>
      <table:table table:name="Tabla28" table:style-name="Tabla28">
        <table:table-column table:style-name="Tabla28.A"/>
        <table:table-row>
          <table:table-cell table:style-name="Tabla28.A1" office:value-type="string">
            <text:p text:style-name="P31">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222160509593727" text:continue-numbering="true" text:style-name="L68">
        <text:list-item>
          <text:p text:style-name="P96">&lt;Node Name 1&gt;</text:p>
        </text:list-item>
      </text:list>
      <text:p text:style-name="P51">The name of the Node that will receive the final RTT</text:p>
      <text:list xml:id="list222159888034520" text:continue-numbering="true" text:style-name="L68">
        <text:list-item>
          <text:p text:style-name="P96">&lt;input channel #&gt;</text:p>
        </text:list-item>
      </text:list>
      <text:p text:style-name="P51">The number of the input channel from <text:span text:style-name="T29">Node Name 1</text:span><text:span text:style-name="T35">.</text:span></text:p>
      <text:p text:style-name="P48">Example:</text:p>
      <table:table table:name="Tabla29" table:style-name="Tabla29">
        <table:table-column table:style-name="Tabla29.A"/>
        <table:table-row>
          <table:table-cell table:style-name="Tabla29.A1" office:value-type="string">
            <text:p text:style-name="P22">//Pass the render window to nodeA through channel #0</text:p>
            <text:p text:style-name="P2"><text:soft-page-break/><text:span text:style-name="T6">connect_output nodeA </text:span><text:span text:style-name="T62">0</text:span></text:p>
          </table:table-cell>
        </table:table-row>
      </table:table>
      <text:p text:style-name="P48"/>
      <text:p text:style-name="P29">Tip:<text:span text:style-name="T54">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3"><text:tab/>in </text:span><text:span text:style-name="T61">0</text:span><text:span text:style-name="T3"> MyRenderWindow</text:span></text:p>
            <text:p text:style-name="P2"><text:span text:style-name="T3"><text:tab/>out </text:span><text:span text:style-name="T61">0</text:span><text:span text:style-name="T3"> MyRenderWindow</text:span></text:p>
            <text:p text:style-name="P3">}</text:p>
            <text:p text:style-name="P10"/>
            <text:p text:style-name="P10">workspace MyWorkspace</text:p>
            <text:p text:style-name="P3">{</text:p>
            <text:p text:style-name="P3"><text:span text:style-name="T13"><text:tab/>connect_output RttSplitter </text:span><text:span text:style-name="T63">0</text:span></text:p>
            <text:p text:style-name="P10"/>
            <text:p text:style-name="P10"><text:tab/>connect RttSplitter nodeA</text:p>
            <text:p text:style-name="P2"><text:span text:style-name="T3"><text:tab/>connect RttSplitter </text:span><text:span text:style-name="T61">0</text:span><text:span text:style-name="T3"> nodeB </text:span><text:span text:style-name="T61">0</text:span></text:p>
            <text:p text:style-name="P2"><text:span text:style-name="T3"><text:tab/>connect RttSplitter </text:span><text:span text:style-name="T61">0</text:span><text:span text:style-name="T3"> nodeC </text:span><text:span text:style-name="T61">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29">A</text:span>” connects to <text:span text:style-name="T29">B</text:span> and <text:span text:style-name="T29">C; and D </text:span><text:span text:style-name="T35">connects to </text:span><text:span text:style-name="T29">A</text:span><text:span text:style-name="T35">; it's always the same node A the one we're talking about. The definition is only instantiated once.</text:span></text:p>
      <text:p text:style-name="Text_20_body"><text:span text:style-name="T35">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222160505828283" text:continue-numbering="true" text:style-name="L68">
        <text:list-item>
          <text:p text:style-name="P96">&lt;Node Name&gt;</text:p>
        </text:list-item>
      </text:list>
      <text:p text:style-name="P53">The name of the original instance</text:p>
      <text:list xml:id="list222158572783758" text:continue-numbering="true" text:style-name="L68">
        <text:list-item>
          <text:p text:style-name="P96">&lt;Aliased Name&gt;</text:p>
        </text:list-item>
      </text:list>
      <text:p text:style-name="P53">The alias name to give to this separate instance. The alias must be unique across the workspace, and must also be unique across the names of original node definitions.</text:p>
      <text:p text:style-name="P48">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3"><text:tab/>alias nodeA UniqueNode1<text:tab/><text:tab/></text:span><text:span text:style-name="T27">//Instantiate nodeA, calling it UniqueNode1</text:span></text:p>
            <text:p text:style-name="P10"/>
            <text:p text:style-name="P2"><text:span text:style-name="T3"><text:tab/>connect nodeA<text:tab/><text:tab/></text:span><text:span text:style-name="T61">0</text:span><text:span text:style-name="T3"> UniqueNode1 </text:span><text:span text:style-name="T61">0</text:span></text:p>
            <text:p text:style-name="P2"><text:span text:style-name="T3"><text:tab/>connect nodeA<text:tab/><text:tab/></text:span><text:span text:style-name="T61">0</text:span><text:span text:style-name="T3"> nodeB </text:span><text:span text:style-name="T61">0</text:span></text:p>
            <text:p text:style-name="P2"><text:span text:style-name="T3"><text:tab/>connect UniqueNode1<text:tab/></text:span><text:span text:style-name="T61">0</text:span><text:span text:style-name="T3"> nodeB </text:span><text:span text:style-name="T61">1</text:span></text:p>
            <text:p text:style-name="P3">}</text:p>
          </table:table-cell>
        </table:table-row>
      </table:table>
      <text:p text:style-name="P46"/>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9">if</text:span><text:span text:style-name="T15">(</text:span><text:span text:style-name="T3"> mRoot</text:span><text:span text:style-name="T15">-&gt;</text:span><text:span text:style-name="T3">restoreConfig</text:span><text:span text:style-name="T15">()</text:span><text:span text:style-name="T3"> </text:span><text:span text:style-name="T15">||</text:span><text:span text:style-name="T3"> mRoot</text:span><text:span text:style-name="T15">-&gt;</text:span><text:span text:style-name="T3">showConfigDialog</text:span><text:span text:style-name="T15">()</text:span><text:span text:style-name="T3"> </text:span><text:span text:style-name="T15">)</text:span></text:p>
            <text:p text:style-name="P3">{</text:p>
            <text:p text:style-name="P2"><text:span text:style-name="T3"><text:tab/></text:span><text:span text:style-name="T27">// If returned true, user clicked OK so initialise</text:span></text:p>
            <text:p text:style-name="P2"><text:span text:style-name="T3"><text:tab/></text:span><text:span text:style-name="T27">// Here we choose to let the system create a default rendering window by passing 'true'</text:span></text:p>
            <text:p text:style-name="P2"><text:span text:style-name="T3"><text:tab/>mWindow </text:span><text:span text:style-name="T15">=</text:span><text:span text:style-name="T3"> mRoot</text:span><text:span text:style-name="T15">-&gt;</text:span><text:span text:style-name="T3">initialise</text:span><text:span text:style-name="T15">(</text:span><text:span text:style-name="T59">true</text:span><text:span text:style-name="T15">);</text:span></text:p>
            <text:p text:style-name="P10"><text:tab/></text:p>
            <text:p text:style-name="P2"><text:span text:style-name="T3"><text:tab/></text:span><text:span text:style-name="T27">// Create the compositor after the first RenderWindow has been created (D3D9 complains)</text:span></text:p>
            <text:p text:style-name="P2"><text:span text:style-name="T3"><text:tab/>mRoot</text:span><text:span text:style-name="T15">-&gt;</text:span><text:span text:style-name="T3">initialiseCompositor</text:span><text:span text:style-name="T15">();</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text:span><text:span text:style-name="T21">"MyOwnWorkspace"</text:span><text:span text:style-name="T15">,</text:span><text:span text:style-name="T3"> </text:span><text:span text:style-name="T59">true</text:span><text:span text:style-name="T3"> </text:span><text:span text:style-name="T15">);</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5">const</text:span><text:span text:style-name="T2"> IdString workspaceName</text:span><text:span text:style-name="T15">(</text:span><text:span text:style-name="T3"> </text:span><text:span text:style-name="T21">"MyOwnWorkspace"</text:span><text:span text:style-name="T3"> </text:span><text:span text:style-name="T15">);</text:span></text:p>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59">if</text:span><text:span text:style-name="T15">(</text:span><text:span text:style-name="T3"> </text:span><text:span text:style-name="T15">!</text:span><text:span text:style-name="T3">compositorManager</text:span><text:span text:style-name="T15">-&gt;</text:span><text:span text:style-name="T3">hasWorkspaceDefinition</text:span><text:span text:style-name="T15">(</text:span><text:span text:style-name="T3"> workspaceName </text:span><text:span text:style-name="T15">)</text:span><text:span text:style-name="T3"> </text:span><text:span text:style-name="T15">)</text:span></text:p>
            <text:p text:style-name="P2"><text:span text:style-name="T3"><text:tab/>compositorManager</text:span><text:span text:style-name="T15">-&gt;</text:span><text:span text:style-name="T3">createBasicWorkspaceDef</text:span><text:span text:style-name="T15">(</text:span><text:span text:style-name="T3"> workspaceName</text:span><text:span text:style-name="T15">,</text:span><text:span text:style-name="T3"> ColourValue</text:span><text:span text:style-name="T15">(</text:span><text:span text:style-name="T3"> </text:span><text:span text:style-name="T61">0.6f</text:span><text:span text:style-name="T15">,</text:span><text:span text:style-name="T3"> </text:span><text:span text:style-name="T61">0.0f</text:span><text:span text:style-name="T15">,</text:span><text:span text:style-name="T3"> </text:span><text:span text:style-name="T61">0.6f</text:span><text:span text:style-name="T3"> </text:span><text:span text:style-name="T15">)</text:span><text:span text:style-name="T3"> </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workspaceName</text:span><text:span text:style-name="T15">,</text:span><text:span text:style-name="T3"> </text:span><text:span text:style-name="T59">true</text:span><text:span text:style-name="T3"> </text:span><text:span text:style-name="T15">);</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3"><text:tab/>in </text:span><text:span text:style-name="T43">0</text:span><text:span text:style-name="T3"> renderwindow</text:span></text:p>
            <text:p text:style-name="P10"><text:soft-page-break/></text:p>
            <text:p text:style-name="P10"><text:tab/>target renderwindow</text:p>
            <text:p text:style-name="P2"><text:span text:style-name="T3"><text:tab/></text:span><text:span text:style-name="T7">{</text:span></text:p>
            <text:p text:style-name="P2"><text:span text:style-name="T3"><text:tab/><text:tab/></text:span><text:span text:style-name="T15">pass</text:span><text:span text:style-name="T3"> clear</text:span></text:p>
            <text:p text:style-name="P2"><text:span text:style-name="T3"><text:tab/><text:tab/></text:span><text:span text:style-name="T7">{</text:span></text:p>
            <text:p text:style-name="P2"><text:span text:style-name="T3"><text:tab/><text:tab/><text:tab/>colour_value </text:span><text:span text:style-name="T43">0.6</text:span><text:span text:style-name="T3"> </text:span><text:span text:style-name="T43">0</text:span><text:span text:style-name="T3"> </text:span><text:span text:style-name="T43">0.6</text:span><text:span text:style-name="T3"> </text:span><text:span text:style-name="T43">1</text:span></text:p>
            <text:p text:style-name="P2"><text:span text:style-name="T3"><text:tab/><text:tab/></text:span><text:span text:style-name="T7">}</text:span></text:p>
            <text:p text:style-name="P2"><text:span text:style-name="T3"><text:tab/><text:tab/></text:span><text:span text:style-name="T15">pass</text:span><text:span text:style-name="T3"> render_scene</text:span></text:p>
            <text:p text:style-name="P2"><text:span text:style-name="T3"><text:tab/><text:tab/></text:span><text:span text:style-name="T7">{</text:span></text:p>
            <text:p text:style-name="P2"><text:span text:style-name="T3"><text:tab/><text:tab/><text:tab/>rq_first<text:tab/></text:span><text:span text:style-name="T43">0</text:span></text:p>
            <text:p text:style-name="P10"><text:tab/><text:tab/><text:tab/>rq_last<text:tab/><text:tab/>max</text:p>
            <text:p text:style-name="P2"><text:span text:style-name="T3"><text:tab/><text:tab/></text:span><text:span text:style-name="T7">}</text:span></text:p>
            <text:p text:style-name="P2"><text:span text:style-name="T3"><text:tab/></text:span><text:span text:style-name="T7">}</text:span></text:p>
            <text:p text:style-name="P5">}</text:p>
            <text:p text:style-name="P10"/>
            <text:p text:style-name="P10">workspace MyOwnWorkspace</text:p>
            <text:p text:style-name="P5">{</text:p>
            <text:p text:style-name="P2"><text:span text:style-name="T3"><text:tab/>connect_output MyOwnWorkspace_Node </text:span><text:span text:style-name="T43">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29">CompositorPassSceneDef</text:span> and a class called <text:span text:style-name="T2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29">NodeDef</text:span>s contain <text:span text:style-name="T29">CompositorTargetDef</text:span>, and these contain <text:span text:style-name="T29">CompositorPassDef</text:span>; while the instances, Targets and Passes are joined together, thus Nodes contain <text:span text:style-name="T2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116"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2884856992190272388" text:style-name="L74">
        <text:list-item>
          <text:p text:style-name="P102"><text:span text:style-name="T38">Software:</text:span><text:span text:style-name="T54">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1">Hardware:<text:span text:style-name="T54">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4">. It is not possible to use instancing with FFP (Fixed Function Pipeline)</text:span></text:p>
      <text:h text:style-name="Heading_20_2" text:outline-level="2">Instanc<text:span text:style-name="T31">ing 101</text:span></text:h>
      <text:p text:style-name="P35">A common question is why should I use instancing. The big reason is performance. There can be 10x improvements or more when used correctly. Here's a guide on when you should use instancing:</text:p>
      <text:list xml:id="list2685014252472223303" text:style-name="L75">
        <text:list-item>
          <text:p text:style-name="P103"><text:span text:style-name="T33">You have </text:span><text:span text:style-name="T32">a lot</text:span><text:span text:style-name="T33"> of Entities that are repeated and based on the same Mesh (i.e. a rock, a building, a tree, loose leaves, enemies, irrelevant crowds or NPCs)</text:span></text:p>
        </text:list-item>
        <text:list-item>
          <text:p text:style-name="P81">These Entities that repeat a lot also share the same material (or just a few materials, i.e. 3 or 4)</text:p>
        </text:list-item>
        <text:list-item>
          <text:p text:style-name="P81">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120"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4161777898800674822" text:style-name="L76">
        <text:list-item>
          <text:p text:style-name="P82">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2">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17"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4">See </text:span><text:span text:style-name="T31">material Examples/Instancing/ShaderBased</text:span><text:span text:style-name="T32"> </text:span><text:span text:style-name="T33">for an example on how to write the vertex shader. Files:</text:span></text:p>
      <text:list xml:id="list5180901566255491442" text:style-name="L77">
        <text:list-item>
          <text:p text:style-name="P83">ShaderInstancing.material</text:p>
        </text:list-item>
        <text:list-item>
          <text:p text:style-name="P83">ShaderInstancing.vert (GLSL)</text:p>
        </text:list-item>
        <text:list-item>
          <text:p text:style-name="P83">ShaderInstancing.cg (Cg, works with HLSL)</text:p>
        </text:list-item>
      </text:list>
      <text:h text:style-name="P120"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35">The advantage of VTF over ShaderBased is that it supports a very high max number of instances per batch; even if it's skeletally animated.</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3">See </text:span><text:span text:style-name="T31">material Examples/Instancing/VTF </text:span><text:span text:style-name="T33">for an example on how to write the vertex shader and setup the material. Files:</text:span></text:p>
      <text:list xml:id="list6796993491569187120" text:style-name="L78">
        <text:list-item>
          <text:p text:style-name="P84">VTFInstancing.material</text:p>
        </text:list-item>
        <text:list-item>
          <text:p text:style-name="P84">VTFInstancing.vert (GLSL)</text:p>
        </text:list-item>
        <text:list-item>
          <text:p text:style-name="P84">VTFInstancing.cg (Cg, also works with HLSL)</text:p>
        </text:list-item>
      </text:list>
      <text:h text:style-name="P120" text:outline-level="3">HW VTF</text:h>
      <text:p text:style-name="P35">This is the same technique as VTF; but implemented through hardware instancing. It is probably one of the best and most flexible techniques.</text:p>
      <text:p text:style-name="Text_20_body"><text:span text:style-name="T33">The vertex shader has to be slightly different from SW VTF version. See </text:span><text:span text:style-name="T31">material Examples/Instancing/HW_VTF </text:span><text:span text:style-name="T33">for an example on how to write the vertex shader and setup the material. Files:</text:span></text:p>
      <text:list xml:id="list995816618204463838" text:style-name="L79">
        <text:list-item>
          <text:p text:style-name="P85">HW_VTFInstancing.material</text:p>
        </text:list-item>
        <text:list-item>
          <text:p text:style-name="P85">HW_VTFInstancing.vert (GLSL)</text:p>
        </text:list-item>
        <text:list-item>
          <text:p text:style-name="P85">HW_VTFInstancing.cg (Cg, works with HLSL)</text:p>
        </text:list-item>
      </text:list>
      <text:h text:style-name="P123" text:outline-level="4">HW VTF LUT</text:h>
      <text:p text:style-name="P35">LUT is a special feature of HW VTF; which stands for <text:span text:style-name="T38">L</text:span>ook <text:span text:style-name="T38">U</text:span>p <text:span text:style-name="T38">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1">material Examples/Instancing/HW_VTF_LUT</text:span>. Files:</text:p>
      <text:list xml:id="list7473618476766565817" text:style-name="L80">
        <text:list-item>
          <text:p text:style-name="P104">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2">mSceneMgr</text:span><text:span text:style-name="T15">-&gt;</text:span><text:span text:style-name="T3">createInstanceManager</text:span><text:span text:style-name="T15">(</text:span><text:span text:style-name="T3"> </text:span><text:span text:style-name="T21">"InstanceMgr"</text:span><text:span text:style-name="T15">,</text:span><text:span text:style-name="T3"> </text:span><text:span text:style-name="T21">"MyMesh.mesh"</text:span><text:span text:style-name="T15">,</text:span></text:p>
            <text:p text:style-name="P2"><text:span text:style-name="T3"><text:tab/><text:tab/><text:tab/>ResourceGroupManager</text:span><text:span text:style-name="T15">::</text:span><text:span text:style-name="T3">AUTODETECT_RESOURCE_GROUP_NAME</text:span><text:span text:style-name="T15">,</text:span><text:span text:style-name="T3"> </text:span></text:p>
            <text:p text:style-name="P2"><text:soft-page-break/><text:span text:style-name="T3"><text:tab/><text:tab/><text:tab/>InstanceManager</text:span><text:span text:style-name="T15">::</text:span><text:span text:style-name="T3">HWInstancingVTF</text:span><text:span text:style-name="T15">,</text:span></text:p>
            <text:p text:style-name="P2"><text:span text:style-name="T3"><text:tab/><text:tab/><text:tab/>numInstancesPerBatch</text:span><text:span text:style-name="T15">,</text:span><text:span text:style-name="T3"> IM_USEALL</text:span><text:span text:style-name="T15">|</text:span><text:span text:style-name="T3">IM_VTFBONEMATRIXLOOKUP </text:span><text:span text:style-name="T15">);</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29">TEXCOORD</text:span>s (<text:span text:style-name="T2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1">material Examples/Instancing/HWBasic</text:span><text:span text:style-name="T33"> for an example. Files:</text:span></text:p>
      <text:list xml:id="list865204875738549699" text:style-name="L81">
        <text:list-item>
          <text:p text:style-name="P86">HWInstancing.material</text:p>
        </text:list-item>
        <text:list-item>
          <text:p text:style-name="P86">HWBasicInstancing.vert (GLSL)</text:p>
        </text:list-item>
        <text:list-item>
          <text:p text:style-name="P86">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8">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2">TEXCOORD.</text:span></text:p>
      <table:table table:name="Tabla39" table:style-name="Tabla39">
        <table:table-column table:style-name="Tabla39.A"/>
        <table:table-row>
          <table:table-cell table:style-name="Tabla39.A1" office:value-type="string">
            <text:p text:style-name="P2"><text:span text:style-name="T2">InstanceManager </text:span><text:span text:style-name="T15">*</text:span><text:span text:style-name="T3">instanceMgr</text:span><text:span text:style-name="T15">;</text:span><text:span text:style-name="T3"> </text:span><text:span text:style-name="T27">//Assumed to be valid ptr</text:span></text:p>
            <text:p text:style-name="P2"><text:span text:style-name="T3">instanceMgr</text:span><text:span text:style-name="T15">-&gt;</text:span><text:span text:style-name="T3">setNumCustomParams</text:span><text:span text:style-name="T15">(</text:span><text:span text:style-name="T3"> </text:span><text:span text:style-name="T61">2</text:span><text:span text:style-name="T3"> </text:span><text:span text:style-name="T15">);</text:span></text:p>
            <text:p text:style-name="P10"/>
            <text:p text:style-name="P2"><text:span text:style-name="T3">InstancedEntity </text:span><text:span text:style-name="T15">*</text:span><text:span text:style-name="T3">instancedEntity </text:span><text:span text:style-name="T15">=</text:span><text:span text:style-name="T3"> instanceMgr</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61">0</text:span><text:span text:style-name="T15">,</text:span><text:span text:style-name="T3"> Vector4</text:span><text:span text:style-name="T15">(</text:span><text:span text:style-name="T3"> </text:span><text:span text:style-name="T61">1.0f</text:span><text:span text:style-name="T15">,</text:span><text:span text:style-name="T3"> </text:span><text:span text:style-name="T61">1.0f</text:span><text:span text:style-name="T15">,</text:span><text:span text:style-name="T3"> </text:span><text:span text:style-name="T61">1.2f</text:span><text:span text:style-name="T15">,</text:span><text:span text:style-name="T3"> </text:span><text:span text:style-name="T61">0.0f</text:span><text:span text:style-name="T3"> </text:span><text:span text:style-name="T15">)</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61">1</text:span><text:span text:style-name="T15">,</text:span><text:span text:style-name="T3"> Vector4</text:span><text:span text:style-name="T15">(</text:span><text:span text:style-name="T3"> </text:span><text:span text:style-name="T61">0.2f</text:span><text:span text:style-name="T15">,</text:span><text:span text:style-name="T3"> </text:span><text:span text:style-name="T61">0.0f</text:span><text:span text:style-name="T15">,</text:span><text:span text:style-name="T3"> </text:span><text:span text:style-name="T61">0.7f</text:span><text:span text:style-name="T15">,</text:span><text:span text:style-name="T3"> </text:span><text:span text:style-name="T61">1.0f</text:span><text:span text:style-name="T3"> </text:span><text:span text:style-name="T15">)</text:span><text:span text:style-name="T3"> </text:span><text:span text:style-name="T15">);</text:span></text:p>
          </table:table-cell>
        </table:table-row>
      </table:table>
      <text:p text:style-name="P35"/>
      <text:h text:style-name="Heading_20_2" text:outline-level="2"><text:soft-page-break/>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2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2">std</text:span><text:span text:style-name="T15">::</text:span><text:span text:style-name="T3">vector</text:span><text:span text:style-name="T15">&lt;</text:span><text:span text:style-name="T3">InstanceManager</text:span><text:span text:style-name="T15">*&gt;</text:span><text:span text:style-name="T3"> instanceManagers</text:span><text:span text:style-name="T15">;</text:span></text:p>
            <text:p text:style-name="P2"><text:span text:style-name="T3">MeshPtr mesh </text:span><text:span text:style-name="T15">=</text:span><text:span text:style-name="T3"> MeshManager</text:span><text:span text:style-name="T15">::</text:span><text:span text:style-name="T3">getSingleton</text:span><text:span text:style-name="T15">().</text:span><text:span text:style-name="T3">load</text:span><text:span text:style-name="T15">(</text:span><text:span text:style-name="T3"> </text:span><text:span text:style-name="T21">"myMesh.mesh"</text:span><text:span text:style-name="T3"> </text:span><text:span text:style-name="T15">);</text:span></text:p>
            <text:p text:style-name="P2"><text:span text:style-name="T59">for</text:span><text:span text:style-name="T15">(</text:span><text:span text:style-name="T3"> uint16 i</text:span><text:span text:style-name="T15">=</text:span><text:span text:style-name="T61">0</text:span><text:span text:style-name="T15">;</text:span><text:span text:style-name="T3"> i</text:span><text:span text:style-name="T15">&lt;</text:span><text:span text:style-name="T3">mesh</text:span><text:span text:style-name="T15">-&gt;</text:span><text:span text:style-name="T3">getNumSubMeshes</text:span><text:span text:style-name="T15">();</text:span><text:span text:style-name="T3"> </text:span><text:span text:style-name="T15">++</text:span><text:span text:style-name="T3">i </text:span><text:span text:style-name="T15">)</text:span></text:p>
            <text:p text:style-name="P3">{</text:p>
            <text:p text:style-name="P2"><text:span text:style-name="T3"><text:tab/>InstanceManager </text:span><text:span text:style-name="T15">*</text:span><text:span text:style-name="T3">mgr </text:span><text:span text:style-name="T15">=</text:span></text:p>
            <text:p text:style-name="P2"><text:span text:style-name="T3"><text:tab/><text:tab/>mSceneMgr</text:span><text:span text:style-name="T15">-&gt;</text:span><text:span text:style-name="T3">createInstanceManager</text:span><text:span text:style-name="T15">(</text:span><text:span text:style-name="T3"> </text:span><text:span text:style-name="T21">"MyManager"</text:span><text:span text:style-name="T3"> </text:span><text:span text:style-name="T15">+</text:span><text:span text:style-name="T3"> StringConverter</text:span><text:span text:style-name="T15">::</text:span><text:span text:style-name="T3">toString</text:span><text:span text:style-name="T15">(</text:span><text:span text:style-name="T3"> i </text:span><text:span text:style-name="T15">),</text:span></text:p>
            <text:p text:style-name="P2"><text:span text:style-name="T3"><text:tab/><text:tab/><text:tab/><text:tab/><text:tab/></text:span><text:span text:style-name="T21">"myMesh.mesh"</text:span><text:span text:style-name="T15">,</text:span></text:p>
            <text:p text:style-name="P2"><text:span text:style-name="T3"><text:tab/><text:tab/><text:tab/><text:tab/>ResourceGroupManager</text:span><text:span text:style-name="T15">::</text:span><text:span text:style-name="T3">AUTODETECT_RESOURCE_GROUP_NAME</text:span><text:span text:style-name="T15">,</text:span></text:p>
            <text:p text:style-name="P2"><text:span text:style-name="T3"><text:tab/><text:tab/><text:tab/><text:tab/><text:tab/>InstanceManager</text:span><text:span text:style-name="T15">::</text:span><text:span text:style-name="T3">HWInstancingVTF</text:span><text:span text:style-name="T15">,</text:span><text:span text:style-name="T3"> numInstancePerBatch</text:span><text:span text:style-name="T15">,</text:span></text:p>
            <text:p text:style-name="P2"><text:span text:style-name="T3"><text:tab/><text:tab/><text:tab/><text:tab/><text:tab/>flags</text:span><text:span text:style-name="T15">,</text:span><text:span text:style-name="T3"> i </text:span><text:span text:style-name="T15">);</text:span></text:p>
            <text:p text:style-name="P2"><text:span text:style-name="T3"><text:tab/>instanceManagers</text:span><text:span text:style-name="T15">.</text:span><text:span text:style-name="T3">push_back</text:span><text:span text:style-name="T15">(</text:span><text:span text:style-name="T3"> mgr </text:span><text:span text:style-name="T15">);</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9">for</text:span><text:span text:style-name="T15">(</text:span><text:span text:style-name="T3"> size_t i</text:span><text:span text:style-name="T15">=</text:span><text:span text:style-name="T61">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dEntity </text:span><text:span text:style-name="T15">*</text:span><text:span text:style-name="T3">ent </text:span><text:span text:style-name="T15">=</text:span><text:span text:style-name="T3"> instanceManagers</text:span><text:span text:style-name="T15">[</text:span><text:span text:style-name="T3">i</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10"><text:tab/></text:p>
            <text:p text:style-name="P2"><text:span text:style-name="T3"><text:tab/></text:span><text:span text:style-name="T59">if</text:span><text:span text:style-name="T15">(</text:span><text:span text:style-name="T3"> i </text:span><text:span text:style-name="T15">!=</text:span><text:span text:style-name="T3"> </text:span><text:span text:style-name="T61">0</text:span><text:span text:style-name="T3"> </text:span><text:span text:style-name="T15">)</text:span></text:p>
            <text:p text:style-name="P2"><text:span text:style-name="T3"><text:tab/><text:tab/>instancedEntities</text:span><text:span text:style-name="T15">[</text:span><text:span text:style-name="T61">0</text:span><text:span text:style-name="T15">]-&gt;</text:span><text:span text:style-name="T3">shareTransformWith</text:span><text:span text:style-name="T15">(</text:span><text:span text:style-name="T3"> ent </text:span><text:span text:style-name="T15">);</text:span></text:p>
            <text:p text:style-name="P10"><text:tab/></text:p>
            <text:p text:style-name="P2"><text:span text:style-name="T3"><text:tab/>sceneNode</text:span><text:span text:style-name="T15">-&gt;</text:span><text:span text:style-name="T3">attachObject</text:span><text:span text:style-name="T15">(</text:span><text:span text:style-name="T3"> ent </text:span><text:span text:style-name="T15">);</text:span></text:p>
            <text:p text:style-name="P2"><text:span text:style-name="T3"><text:tab/>instancedEntities</text:span><text:span text:style-name="T15">.</text:span><text:span text:style-name="T3">push_back</text:span><text:span text:style-name="T15">(</text:span><text:span text:style-name="T3"> ent </text:span><text:span text:style-name="T15">);</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9">for</text:span><text:span text:style-name="T15">(</text:span><text:span text:style-name="T3"> size_t i</text:span><text:span text:style-name="T15">=</text:span><text:span text:style-name="T61">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Managers</text:span><text:span text:style-name="T15">[</text:span><text:span text:style-name="T3">i</text:span><text:span text:style-name="T15">]-&gt;</text:span><text:span text:style-name="T3">destroyInstancedEntity</text:span><text:span text:style-name="T15">(</text:span><text:span text:style-name="T3"> instancedEntities</text:span><text:span text:style-name="T15">[</text:span><text:span text:style-name="T3">i</text:span><text:span text:style-name="T15">]</text:span><text:span text:style-name="T3"> </text:span><text:span text:style-name="T15">);</text:span></text:p>
            <text:p text:style-name="P3">}</text:p>
            <text:p text:style-name="P2"><text:soft-page-break/><text:span text:style-name="T3">mSceneMgr</text:span><text:span text:style-name="T15">-&gt;</text:span><text:span text:style-name="T3">getRootSceneNode</text:span><text:span text:style-name="T15">()-&gt;</text:span><text:span text:style-name="T3">removeAndDestroyChild</text:span><text:span text:style-name="T15">(</text:span><text:span text:style-name="T3"> sceneNode </text:span><text:span text:style-name="T15">);</text:span></text:p>
          </table:table-cell>
        </table:table-row>
      </table:table>
      <text:p text:style-name="Text_20_body"/>
      <text:h text:style-name="P118" text:outline-level="2">Defragmenting batches</text:h>
      <text:h text:style-name="Heading_20_3" text:outline-level="3">What is batch fragmentation?</text:h>
      <text:p text:style-name="Text_20_body">There are two kinds of fragmentation:</text:p>
      <text:list xml:id="list4981993211999843711" text:style-name="L82">
        <text:list-item>
          <text:p text:style-name="P105">“Deletion” Fragmentation is when many instances have been created, spanning multiple batches; <text:span text:style-name="T29">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05">“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38">This is the typical hierachial culling optimization</text:span>. We then upload the instances transforms to the GPU.</text:p>
      <text:p text:style-name="Text_20_body"/>
      <text:p text:style-name="P29">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21" text:outline-level="3">Prevention: Avoiding fragmentation</text:h>
      <text:p text:style-name="P39">If you're creating static objects that won't move (i.e. trees), create them sorted by proximity. This helps both types of fragmentation:</text:p>
      <text:list xml:id="list3612521442121656097" text:style-name="L83">
        <text:list-item>
          <text:p text:style-name="P74">When unloading areas (i.e. open world games), these objects will be removed all together, thus <text:soft-page-break/>whole batches will no longer have active instances.</text:p>
        </text:list-item>
        <text:list-item>
          <text:p text:style-name="P74">Batches and instances are often assigned by order of creation. Those instances will belong to the same batch and thus maximizing culling efficiency.</text:p>
        </text:list-item>
      </text:list>
      <text:h text:style-name="P121" text:outline-level="3">Cure: Defragmenting on the fly</text:h>
      <text:p text:style-name="P39">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54">For this reason, the function </text:span><text:span text:style-name="T32">InstanceManager::defragmentBatches( bool optimizeCulling )</text:span><text:span text:style-name="T54"> exists.</text:span></text:p>
      <text:p text:style-name="Text_20_body"><text:span text:style-name="T54">Using it as simple as calling the function. </text:span><text:span text:style-name="T38">The sample </text:span><text:span text:style-name="T31">NewInstancing</text:span><text:span text:style-name="T38"> shows how to do this interactively</text:span><text:span text:style-name="T54">. When </text:span><text:span text:style-name="T32">optimizeCulling </text:span><text:span text:style-name="T54">is true, both types of fragmentation will be attempted to be fixed. When false, only the “deletion” kind of fragmentation will be fixed.</text:span></text:p>
      <text:p text:style-name="Text_20_body"><text:span text:style-name="T54">Take in mind that when </text:span><text:span text:style-name="T32">optimizeCulling</text:span><text:span text:style-name="T54"> = true it takes significantly more time depending on the level of fragmentation and could cause framerate spikes, even stalls. Do it sparingly and profile the optimal frequency of calling.</text:span></text:p>
      <text:h text:style-name="P118" text:outline-level="2">Troubleshooting</text:h>
      <text:p text:style-name="P36">Q: My mesh doesn't show up.</text:p>
      <text:p text:style-name="P36">A: <text:span text:style-name="T54">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4"> Your rig animation must be using more than one weight per bone. You need to add support for it in the 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7">float2</text:span><text:span text:style-name="T8"> uv0<text:tab/><text:tab/></text:span><text:span text:style-name="T18">:</text:span><text:span text:style-name="T9"><text:tab/>TEXCOORD0</text:span><text:span text:style-name="T18">;</text:span></text:p>
            <text:p text:style-name="P21">// Up to four weights per vertex. Don't use this shader on a model with 3 weights per vertex, or 2 or 1</text:p>
            <text:p text:style-name="P2"><text:span text:style-name="T58">float4</text:span><text:span text:style-name="T9"> m03_0<text:tab/></text:span><text:span text:style-name="T18">:</text:span><text:span text:style-name="T9"><text:tab/>TEXCOORD1</text:span><text:span text:style-name="T18">;</text:span><text:span text:style-name="T9"> </text:span><text:span text:style-name="T28">//m03.w is always 0</text:span></text:p>
            <text:p text:style-name="P2"><text:span text:style-name="T58">float4</text:span><text:span text:style-name="T9"> m03_1<text:tab/></text:span><text:span text:style-name="T18">:</text:span><text:span text:style-name="T9"><text:tab/>TEXCOORD2</text:span><text:span text:style-name="T18">;</text:span></text:p>
            <text:p text:style-name="P2"><text:span text:style-name="T58">float4</text:span><text:span text:style-name="T9"> m03_2<text:tab/></text:span><text:span text:style-name="T18">:</text:span><text:span text:style-name="T9"><text:tab/>TEXCOORD3</text:span><text:span text:style-name="T18">;</text:span></text:p>
            <text:p text:style-name="P2"><text:span text:style-name="T58">float4</text:span><text:span text:style-name="T9"> m03_3<text:tab/></text:span><text:span text:style-name="T18">:</text:span><text:span text:style-name="T9"><text:tab/>TEXCOORD4</text:span><text:span text:style-name="T18">;</text:span></text:p>
            <text:p text:style-name="P14"><text:span text:style-name="T55">float4</text:span> mWeights<text:tab/><text:span text:style-name="T20">:</text:span><text:tab/>TEXCOORD5<text:span text:style-name="T20">;</text:span></text:p>
            <text:p text:style-name="P21"/>
            <text:p text:style-name="P2"><text:span text:style-name="T58">float2</text:span><text:span text:style-name="T9"> mOffset<text:tab/></text:span><text:span text:style-name="T18">:</text:span><text:span text:style-name="T9"><text:tab/>TEXCOORD6</text:span><text:span text:style-name="T18">;</text:span></text:p>
            <text:p text:style-name="P4"/>
            <text:p text:style-name="P23"/>
            <text:p text:style-name="P2"><text:span text:style-name="T57">float3x4</text:span><text:span text:style-name="T8"> worldMatrix[4]</text:span><text:span text:style-name="T18">;</text:span></text:p>
            <text:p text:style-name="P2"><text:span text:style-name="T9">worldMatrix[0][0] </text:span><text:span text:style-name="T18">=</text:span><text:span text:style-name="T9"> tex2D</text:span><text:span text:style-name="T18">(</text:span><text:span text:style-name="T9"> matrixTexture, m03_0.xw </text:span><text:span text:style-name="T18">+</text:span><text:span text:style-name="T9"> mOffset </text:span><text:span text:style-name="T18">);</text:span></text:p>
            <text:p text:style-name="P2"><text:span text:style-name="T9">worldMatrix[0][1] </text:span><text:span text:style-name="T18">=</text:span><text:span text:style-name="T9"> tex2D</text:span><text:span text:style-name="T18">(</text:span><text:span text:style-name="T9"> matrixTexture, m03_0.yw </text:span><text:span text:style-name="T18">+</text:span><text:span text:style-name="T9"> mOffset </text:span><text:span text:style-name="T18">);</text:span></text:p>
            <text:p text:style-name="P2"><text:span text:style-name="T9">worldMatrix[0][2] </text:span><text:span text:style-name="T18">=</text:span><text:span text:style-name="T9"> tex2D</text:span><text:span text:style-name="T18">(</text:span><text:span text:style-name="T9"> matrixTexture, m03_0.zw </text:span><text:span text:style-name="T18">+</text:span><text:span text:style-name="T9"> mOffset </text:span><text:span text:style-name="T18">);</text:span></text:p>
            <text:p text:style-name="P4"><text:soft-page-break/></text:p>
            <text:p text:style-name="P2"><text:span text:style-name="T9">worldMatrix[1][0] </text:span><text:span text:style-name="T18">=</text:span><text:span text:style-name="T9"> tex2D</text:span><text:span text:style-name="T18">(</text:span><text:span text:style-name="T9"> matrixTexture, m03_1.xw </text:span><text:span text:style-name="T18">+</text:span><text:span text:style-name="T9"> mOffset </text:span><text:span text:style-name="T18">);</text:span></text:p>
            <text:p text:style-name="P2"><text:span text:style-name="T9">worldMatrix[1][1] </text:span><text:span text:style-name="T18">=</text:span><text:span text:style-name="T9"> tex2D</text:span><text:span text:style-name="T18">(</text:span><text:span text:style-name="T9"> matrixTexture, m03_1.yw </text:span><text:span text:style-name="T18">+</text:span><text:span text:style-name="T9"> mOffset </text:span><text:span text:style-name="T18">);</text:span></text:p>
            <text:p text:style-name="P2"><text:span text:style-name="T9">worldMatrix[1][2] </text:span><text:span text:style-name="T18">=</text:span><text:span text:style-name="T9"> tex2D</text:span><text:span text:style-name="T18">(</text:span><text:span text:style-name="T9"> matrixTexture, m03_1.zw </text:span><text:span text:style-name="T18">+</text:span><text:span text:style-name="T9"> mOffset </text:span><text:span text:style-name="T18">);</text:span></text:p>
            <text:p text:style-name="P4"/>
            <text:p text:style-name="P2"><text:span text:style-name="T9">worldMatrix[2][0] </text:span><text:span text:style-name="T18">=</text:span><text:span text:style-name="T9"> tex2D</text:span><text:span text:style-name="T18">(</text:span><text:span text:style-name="T9"> matrixTexture, m03_2.xw </text:span><text:span text:style-name="T18">+</text:span><text:span text:style-name="T9"> mOffset </text:span><text:span text:style-name="T18">);</text:span></text:p>
            <text:p text:style-name="P2"><text:span text:style-name="T9">worldMatrix[2][1] </text:span><text:span text:style-name="T18">=</text:span><text:span text:style-name="T9"> tex2D</text:span><text:span text:style-name="T18">(</text:span><text:span text:style-name="T9"> matrixTexture, m03_2.yw </text:span><text:span text:style-name="T18">+</text:span><text:span text:style-name="T9"> mOffset </text:span><text:span text:style-name="T18">);</text:span></text:p>
            <text:p text:style-name="P2"><text:span text:style-name="T9">worldMatrix[2][2] </text:span><text:span text:style-name="T18">=</text:span><text:span text:style-name="T9"> tex2D</text:span><text:span text:style-name="T18">(</text:span><text:span text:style-name="T9"> matrixTexture, m03_2.zw </text:span><text:span text:style-name="T18">+</text:span><text:span text:style-name="T9"> mOffset </text:span><text:span text:style-name="T18">);</text:span></text:p>
            <text:p text:style-name="P4"/>
            <text:p text:style-name="P2"><text:span text:style-name="T9">worldMatrix[3][0] </text:span><text:span text:style-name="T18">=</text:span><text:span text:style-name="T9"> tex2D</text:span><text:span text:style-name="T18">(</text:span><text:span text:style-name="T9"> matrixTexture, m03_3.xw </text:span><text:span text:style-name="T18">+</text:span><text:span text:style-name="T9"> mOffset </text:span><text:span text:style-name="T18">);</text:span></text:p>
            <text:p text:style-name="P2"><text:span text:style-name="T9">worldMatrix[3][1] </text:span><text:span text:style-name="T18">=</text:span><text:span text:style-name="T9"> tex2D</text:span><text:span text:style-name="T18">(</text:span><text:span text:style-name="T9"> matrixTexture, m03_3.yw </text:span><text:span text:style-name="T18">+</text:span><text:span text:style-name="T9"> mOffset </text:span><text:span text:style-name="T18">);</text:span></text:p>
            <text:p text:style-name="P2"><text:span text:style-name="T9">worldMatrix[3][2] </text:span><text:span text:style-name="T18">=</text:span><text:span text:style-name="T9"> tex2D</text:span><text:span text:style-name="T18">(</text:span><text:span text:style-name="T9"> matrixTexture, m03_3.zw </text:span><text:span text:style-name="T18">+</text:span><text:span text:style-name="T9"> mOffset </text:span><text:span text:style-name="T18">);</text:span></text:p>
            <text:p text:style-name="Table_20_Contents"/>
            <text:p text:style-name="P2"><text:span text:style-name="T58">float4 </text:span><text:span text:style-name="T9">worldPos = </text:span><text:span text:style-name="T58">float4</text:span><text:span text:style-name="T18">(</text:span><text:span text:style-name="T9"> mul</text:span><text:span text:style-name="T18">(</text:span><text:span text:style-name="T9"> worldMatrix[0], inPos </text:span><text:span text:style-name="T18">)</text:span><text:span text:style-name="T9">.xyz, </text:span><text:span text:style-name="T60">1.0</text:span><text:span text:style-name="T9">f </text:span><text:span text:style-name="T18">)</text:span><text:span text:style-name="T9"> * mWeights.x</text:span><text:span text:style-name="T18">;</text:span></text:p>
            <text:p text:style-name="P2"><text:span text:style-name="T9">worldPos </text:span><text:span text:style-name="T18">+=</text:span><text:span text:style-name="T9"> </text:span><text:span text:style-name="T58">float4</text:span><text:span text:style-name="T18">(</text:span><text:span text:style-name="T9"> mul</text:span><text:span text:style-name="T18">(</text:span><text:span text:style-name="T9"> worldMatrix[1], inPos </text:span><text:span text:style-name="T18">)</text:span><text:span text:style-name="T9">.xyz, </text:span><text:span text:style-name="T60">1.0</text:span><text:span text:style-name="T9">f </text:span><text:span text:style-name="T18">)</text:span><text:span text:style-name="T9"> * mWeights.y</text:span><text:span text:style-name="T18">;</text:span></text:p>
            <text:p text:style-name="P2"><text:span text:style-name="T9">worldPos </text:span><text:span text:style-name="T18">+=</text:span><text:span text:style-name="T9"> </text:span><text:span text:style-name="T58">float4</text:span><text:span text:style-name="T18">(</text:span><text:span text:style-name="T9"> mul</text:span><text:span text:style-name="T18">(</text:span><text:span text:style-name="T9"> worldMatrix[2], inPos </text:span><text:span text:style-name="T18">)</text:span><text:span text:style-name="T9">.xyz, </text:span><text:span text:style-name="T60">1.0</text:span><text:span text:style-name="T9">f </text:span><text:span text:style-name="T18">)</text:span><text:span text:style-name="T9"> * mWeights.z</text:span><text:span text:style-name="T18">;</text:span></text:p>
            <text:p text:style-name="P2"><text:span text:style-name="T9">worldPos </text:span><text:span text:style-name="T18">+=</text:span><text:span text:style-name="T9"> </text:span><text:span text:style-name="T58">float4</text:span><text:span text:style-name="T18">(</text:span><text:span text:style-name="T9"> mul</text:span><text:span text:style-name="T18">(</text:span><text:span text:style-name="T9"> worldMatrix[3], inPos </text:span><text:span text:style-name="T18">)</text:span><text:span text:style-name="T9">.xyz, </text:span><text:span text:style-name="T60">1.0</text:span><text:span text:style-name="T9">f </text:span><text:span text:style-name="T18">)</text:span><text:span text:style-name="T9"> * mWeights.w</text:span><text:span text:style-name="T18">;</text:span></text:p>
            <text:p text:style-name="P4"/>
            <text:p text:style-name="P2"><text:span text:style-name="T58">float4 </text:span><text:span text:style-name="T9">worldNor = </text:span><text:span text:style-name="T58">float4</text:span><text:span text:style-name="T18">(</text:span><text:span text:style-name="T9"> mul</text:span><text:span text:style-name="T18">(</text:span><text:span text:style-name="T9"> worldMatrix[0], inNor </text:span><text:span text:style-name="T18">)</text:span><text:span text:style-name="T9">.xyz, </text:span><text:span text:style-name="T60">1.0</text:span><text:span text:style-name="T9">f </text:span><text:span text:style-name="T18">)</text:span><text:span text:style-name="T9"> * mWeights.x</text:span><text:span text:style-name="T18">;</text:span></text:p>
            <text:p text:style-name="P2"><text:span text:style-name="T9">worldNor </text:span><text:span text:style-name="T18">+=</text:span><text:span text:style-name="T9"> </text:span><text:span text:style-name="T58">float4</text:span><text:span text:style-name="T18">(</text:span><text:span text:style-name="T9"> mul</text:span><text:span text:style-name="T18">(</text:span><text:span text:style-name="T9"> worldMatrix[1], inNor </text:span><text:span text:style-name="T18">)</text:span><text:span text:style-name="T9">.xyz, </text:span><text:span text:style-name="T60">1.0</text:span><text:span text:style-name="T9">f </text:span><text:span text:style-name="T18">)</text:span><text:span text:style-name="T9"> * mWeights.y</text:span><text:span text:style-name="T18">;</text:span></text:p>
            <text:p text:style-name="P2"><text:span text:style-name="T9">worldNor </text:span><text:span text:style-name="T18">+=</text:span><text:span text:style-name="T9"> </text:span><text:span text:style-name="T58">float4</text:span><text:span text:style-name="T18">(</text:span><text:span text:style-name="T9"> mul</text:span><text:span text:style-name="T18">(</text:span><text:span text:style-name="T9"> worldMatrix[2], inNor </text:span><text:span text:style-name="T18">)</text:span><text:span text:style-name="T9">.xyz, </text:span><text:span text:style-name="T60">1.0</text:span><text:span text:style-name="T9">f </text:span><text:span text:style-name="T18">)</text:span><text:span text:style-name="T9"> * mWeights.z</text:span><text:span text:style-name="T18">;</text:span></text:p>
            <text:p text:style-name="P2"><text:span text:style-name="T9">worldNor </text:span><text:span text:style-name="T18">+=</text:span><text:span text:style-name="T9"> </text:span><text:span text:style-name="T58">float4</text:span><text:span text:style-name="T18">(</text:span><text:span text:style-name="T9"> mul</text:span><text:span text:style-name="T18">(</text:span><text:span text:style-name="T9"> worldMatrix[3], inNor </text:span><text:span text:style-name="T18">)</text:span><text:span text:style-name="T9">.xyz, </text:span><text:span text:style-name="T60">1.0</text:span><text:span text:style-name="T9">f </text:span><text:span text:style-name="T18">)</text:span><text:span text:style-name="T9"> * mWeights.w</text:span><text:span text:style-name="T18">;</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4"> Your rig uses more than one weight per vertex. Either create the instance manager with the flag IM_FORCEONEWEIGHT, or modify the vertex shader to support the </text:span><text:span text:style-name="T64">exact</text:span><text:span text:style-name="T54"> amount of weights per vertex needed (see previous questions).</text:span></text:p>
      <text:p text:style-name="P35"/>
      <text:p text:style-name="P36">Q: How do I find how many weights per vertices is using my model?</text:p>
      <text:p text:style-name="P36">A: <text:span text:style-name="T54">The quickest way is by looking at the size of VES_BLEND_WEIGHTS and divide it by 4</text:span><text:span text:style-name="T54"><text:note text:id="ftn9" text:note-class="footnote"><text:note-citation>9</text:note-citation><text:note-body><text:p text:style-name="Footnote">One weight is one float. One float is 4 bytes; hence number of weights * 4 is the size of the vertex element.</text:p></text:note-body></text:note></text:span><text:span text:style-name="T54">.</text:span></text:p>
      <text:p text:style-name="P36"><draw:frame draw:style-name="fr3" draw:name="gráficos8" text:anchor-type="paragraph" svg:width="6.6929in" svg:height="5.2957in" draw:z-index="7"><draw:image xlink:href="Pictures/10000000000004AE000003B489E36146.png" xlink:type="simple" xlink:show="embed" xlink:actuate="onLoad"/></draw:frame><text:soft-page-break/><text:span text:style-name="T54">In the picture above, the </text:span><text:a xlink:type="simple" xlink:href="http://yosoygames.com.ar/wp/ogre-meshy/"><text:span text:style-name="T54">Ogre Meshy</text:span></text:a><text:span text:style-name="T54"> viewer is being used to quickly display the mesh' information. It can be seen that the Hair uses 1 weight per vertex, while the Head needs 2 weights per vertex.</text:span></text:p>
      <text:h text:style-name="P116"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6">const</text:span><text:span text:style-name="T8"> size_t numThreads </text:span><text:span text:style-name="T18">=</text:span><text:span text:style-name="T9"> </text:span><text:span text:style-name="T60">4</text:span><text:span text:style-name="T18">;</text:span></text:p>
            <text:p text:style-name="P14">InstancingTheadedCullingMethod</text:p>
            <text:p text:style-name="P2"><text:span text:style-name="T9"><text:tab/><text:tab/>threadedCullingMethod </text:span><text:span text:style-name="T18">=</text:span><text:span text:style-name="T9"> INSTANCING_CULLING_THREADED</text:span><text:span text:style-name="T18">;</text:span></text:p>
            <text:p text:style-name="P14"/>
            <text:p text:style-name="P2"><text:span text:style-name="T9">mSceneMgr </text:span><text:span text:style-name="T18">=</text:span><text:span text:style-name="T9"> mRoot</text:span><text:span text:style-name="T18">-&gt;</text:span><text:span text:style-name="T9">createSceneManager</text:span><text:span text:style-name="T18">(</text:span><text:span text:style-name="T9">ST_GENERIC</text:span><text:span text:style-name="T18">,</text:span><text:span text:style-name="T9"> numThreads</text:span><text:span text:style-name="T18">,</text:span></text:p>
            <text:p text:style-name="P2"><text:span text:style-name="T9"><text:tab/><text:tab/><text:tab/><text:tab/><text:tab/><text:tab/>threadedCullingMethod</text:span><text:span text:style-name="T18">,</text:span></text:p>
            <text:p text:style-name="P2"><text:span text:style-name="T9"><text:tab/><text:tab/><text:tab/><text:tab/><text:tab/><text:tab/></text:span><text:span text:style-name="T22">"ExampleSMInstance"</text:span><text:span text:style-name="T1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9062937877996196108" text:style-name="L84">
        <text:list-item>
          <text:p text:style-name="P106">HW Basic</text:p>
        </text:list-item>
        <text:list-item>
          <text:p text:style-name="P106">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3628206123765419725" text:style-name="L85">
        <text:list-item>
          <text:p text:style-name="P107">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07">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07">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8">This is the approach taken by Ogre when INSTANCING_CULLING_THREADED is on</text:span></text:p>
        </text:list-item>
        <text:list-item>
          <text:p text:style-name="P107">Don't multithread instanced entitites' frustum culling. Only the InstanceBatch &amp; Entity's frustum culling will be threaded. <text:span text:style-name="T38">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5595258772408049295" text:style-name="L86">
        <text:list-item>
          <text:p text:style-name="P108"><text:span text:style-name="T38">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08"><text:span text:style-name="T38">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2">Node transform updates:<text:span text:style-name="T54"> Updating all scene nodes' derived position and orientation by inheriting from their parent's derived position &amp; orientation. We have to wait for every parent level depth due to data dependencies.</text:span></text:p>
        </text:list-item>
        <text:list-item>
          <text:p text:style-name="P72">Updating all bounds: <text:span text:style-name="T54">Updating the World AABB by applying the node's transform to the local aabbs. The World AABB is needed for correct frustum culling, among other things.</text:span></text:p>
        </text:list-item>
        <text:list-item>
          <text:p text:style-name="P72">Frustum culling instanced entities: <text:a xlink:type="simple" xlink:href="#5.1.1.More info about InstancingThreadedCullingMethod|outline"><text:span text:style-name="T54">See previous section</text:span></text:a><text:span text:style-name="T54">.</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29">UniformScalableTask</text:span><text:span text:style-name="T35">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5">class</text:span><text:span text:style-name="T2"> MyThreadedTask </text:span><text:span text:style-name="T15">:</text:span><text:span text:style-name="T3"> </text:span><text:span text:style-name="T24">public</text:span><text:span text:style-name="T3"> Ogre</text:span><text:span text:style-name="T15">::</text:span><text:span text:style-name="T3">UniformScalableTask</text:span></text:p>
            <text:p text:style-name="P3">{</text:p>
            <text:p text:style-name="P2"><text:span text:style-name="T24">public</text:span><text:span text:style-name="T15">:</text:span></text:p>
            <text:p text:style-name="P2"><text:span text:style-name="T3"><text:tab/></text:span><text:span text:style-name="T24">virtual</text:span><text:span text:style-name="T3"> </text:span><text:span text:style-name="T24">void</text:span><text:span text:style-name="T3"> execute</text:span><text:span text:style-name="T15">(</text:span><text:span text:style-name="T3"> size_t threadId</text:span><text:span text:style-name="T15">,</text:span><text:span text:style-name="T3"> size_t numThreads </text:span><text:span text:style-name="T15">)</text:span></text:p>
            <text:p text:style-name="P2"><text:span text:style-name="T3"><text:tab/></text:span><text:span text:style-name="T15">{</text:span></text:p>
            <text:p text:style-name="P2"><text:span text:style-name="T3"><text:tab/><text:tab/>printf</text:span><text:span text:style-name="T15">(</text:span><text:span text:style-name="T3"> </text:span><text:span text:style-name="T21">"Hello world from thread %i"</text:span><text:span text:style-name="T15">,</text:span><text:span text:style-name="T3"> threadId </text:span><text:span text:style-name="T15">);</text:span></text:p>
            <text:p text:style-name="P2"><text:span text:style-name="T3"><text:tab/></text:span><text:span text:style-name="T15">}</text:span></text:p>
            <text:p text:style-name="P3">};</text:p>
            <text:p text:style-name="P10"/>
            <text:p text:style-name="P2"><text:span text:style-name="T24">int</text:span><text:span text:style-name="T3"> main</text:span><text:span text:style-name="T15">()</text:span></text:p>
            <text:p text:style-name="P3">{</text:p>
            <text:p text:style-name="P2"><text:span text:style-name="T3"><text:tab/></text:span><text:span text:style-name="T49">/** assumes Ogre is initialized and sceneMgr is a valid ptr **/</text:span></text:p>
            <text:p text:style-name="P2"><text:span text:style-name="T3"><text:tab/>Ogre::SceneManager </text:span><text:span text:style-name="T15">*</text:span><text:span text:style-name="T3">sceneMgr</text:span><text:span text:style-name="T15">;</text:span></text:p>
            <text:p text:style-name="P10"><text:tab/></text:p>
            <text:p text:style-name="P2"><text:soft-page-break/><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9">true</text:span><text:span text:style-name="T3"> </text:span><text:span text:style-name="T15">);</text:span></text:p>
            <text:p text:style-name="P10"><text:tab/></text:p>
            <text:p text:style-name="P2"><text:span text:style-name="T3"><text:tab/></text:span><text:span text:style-name="T59">return</text:span><text:span text:style-name="T3"> </text:span><text:span text:style-name="T61">0</text:span><text:span text:style-name="T15">;</text:span></text:p>
            <text:p text:style-name="P3">}</text:p>
          </table:table-cell>
        </table:table-row>
      </table:table>
      <text:p text:style-name="P32"/>
      <text:p text:style-name="P37"><text:span text:style-name="T35">Parameter </text:span>threadId<text:span text:style-name="T35"> is guaranteed to be in range [0; numThreads) while parameter </text:span>numThreads<text:span text:style-name="T35"> is the total number of worker threads spawned by that SceneManager.</text:span></text:p>
      <text:p text:style-name="P37">executeUserScalableTask<text:span text:style-name="T35"> will block until all threads are done. If you do not wish to block; you can pass false to the second argument and then call </text:span>waitForPendingUserScalableTask<text:span text:style-name="T35"> to block until done:</text:span></text:p>
      <table:table table:name="Tabla21" table:style-name="Tabla21">
        <table:table-column table:style-name="Tabla21.A"/>
        <table:table-row>
          <table:table-cell table:style-name="Tabla21.A1" office:value-type="string">
            <text:p text:style-name="P2"><text:span text:style-name="T25">int</text:span><text:span text:style-name="T2"> main</text:span><text:span text:style-name="T15">()</text:span></text:p>
            <text:p text:style-name="P3">{</text:p>
            <text:p text:style-name="P2"><text:span text:style-name="T3"><text:tab/></text:span><text:span text:style-name="T49">/** assumes Ogre is intialized and sceneMgr is a valid ptr **/</text:span></text:p>
            <text:p text:style-name="P2"><text:span text:style-name="T3"><text:tab/>SceneManager </text:span><text:span text:style-name="T15">*</text:span><text:span text:style-name="T3">sceneMgr</text:span><text:span text:style-name="T15">;</text:span></text:p>
            <text:p text:style-name="P10"><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9">false</text:span><text:span text:style-name="T3"> </text:span><text:span text:style-name="T15">);</text:span></text:p>
            <text:p text:style-name="P10"/>
            <text:p text:style-name="P2"><text:span text:style-name="T3"><text:tab/>doSomeWork</text:span><text:span text:style-name="T15">();</text:span></text:p>
            <text:p text:style-name="P2"><text:span text:style-name="T3"><text:tab/>printf</text:span><text:span text:style-name="T15">(</text:span><text:span text:style-name="T3"> </text:span><text:span text:style-name="T21">"I am going to sleep now"</text:span><text:span text:style-name="T3"> </text:span><text:span text:style-name="T15">);</text:span></text:p>
            <text:p text:style-name="P10"/>
            <text:p text:style-name="P2"><text:span text:style-name="T3"><text:tab/>sceneMgr</text:span><text:span text:style-name="T15">-&gt;</text:span><text:span text:style-name="T3">waitForPendingUserScalableTask</text:span><text:span text:style-name="T15">();</text:span></text:p>
            <text:p text:style-name="P10"/>
            <text:p text:style-name="P2"><text:span text:style-name="T3"><text:tab/>printf</text:span><text:span text:style-name="T15">(</text:span><text:span text:style-name="T3"> </text:span><text:span text:style-name="T21">"All worker threads finished. Resuming execution of main thread"</text:span><text:span text:style-name="T3"> </text:span><text:span text:style-name="T15">);</text:span></text:p>
            <text:p text:style-name="P10"><text:tab/></text:p>
            <text:p text:style-name="P2"><text:span text:style-name="T3"><text:tab/></text:span><text:span text:style-name="T59">return</text:span><text:span text:style-name="T3"> </text:span><text:span text:style-name="T61">0</text:span><text:span text:style-name="T15">;</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4">You </text:span><text:span text:style-name="T38">must</text:span><text:span text:style-name="T54"> call </text:span><text:span text:style-name="T32">waitForPendingUserScalableTask</text:span><text:span text:style-name="T54"> after calling </text:span><text:span text:style-name="T32">executeUserScalableTask</text:span><text:span text:style-name="T54">( myThreadedTask, false ) before </text:span><text:span text:style-name="T32">executeUserScalableTask</text:span><text:span text:style-name="T54">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8">operations are not thread safe</text:span>:</text:p>
      <text:list xml:id="list4932372470135195180" text:style-name="L87">
        <text:list-item>
          <text:p text:style-name="P109"><text:span text:style-name="T38">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09"><text:span text:style-name="T38">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09"><text:span text:style-name="T38">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1695099077950626746" text:style-name="L88">
        <text:list-item>
          <text:p text:style-name="P110"><text:span text:style-name="T38">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0"><text:span text:style-name="T38">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0"><text:span text:style-name="T38">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16" text:outline-level="1">Performance Hints</text:h>
      <text:p text:style-name="P38">DO:</text:p>
      <text:list xml:id="list222159233363582" text:continue-list="list222160010558530" text:style-name="L89">
        <text:list-item>
          <text:p text:style-name="P111"><text:span text:style-name="T38">Sort your creation order of Entities by frequency of creation &amp; destruction (LIFO):</text:span><text:span text:style-name="T54"> Entities that will be created &amp; destroyed often should be done last. Entities that will never be destroyed should be created first, followed by Entities that will rarely be removed/destroyed.</text:span></text:p>
        </text:list-item>
        <text:list-item>
          <text:p text:style-name="P111"><text:span text:style-name="T38">Use Instancing whenever possible:</text:span> InstancedObjects are lightweight, have less RenderQueue and API draw call overhead</text:p>
        </text:list-item>
        <text:list-item>
          <text:p text:style-name="P111"><text:span text:style-name="T38">Reduce the number of bones in a rig to the minimum necessary.</text:span> Specially if there are going to be many copies of it</text:p>
        </text:list-item>
        <text:list-item>
          <text:p text:style-name="P111">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1"/>
        </text:list-item>
      </text:list>
      <text:p text:style-name="P38">DON'T:</text:p>
      <text:list xml:id="list6336303459947913532" text:style-name="L90">
        <text:list-item>
          <text:p text:style-name="P112">Don't update objects created as SCENE_STATIC very often. Updating just one SceneNode or Entity will force to update many of them, possibly all; thus nullifying the performance benefits from SCENE_STATIC .</text:p>
        </text:list-item>
        <text:list-item>
          <text:p text:style-name="P112">Don't create objects that never move, rotate or scale as SCENE_DYNAMIC</text:p>
        </text:list-item>
        <text:list-item>
          <text:p text:style-name="P112">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12">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4-10-24T22:21:57.929112616</dc:date>
    <meta:editing-duration>P1DT4H31M14S</meta:editing-duration>
    <meta:editing-cycles>887</meta:editing-cycles>
    <meta:generator>LibreOffice/4.2.6.3$Linux_X86_64 LibreOffice_project/420m0$Build-3</meta:generator>
    <meta:document-statistic meta:table-count="51" meta:image-count="8" meta:object-count="1" meta:page-count="57" meta:paragraph-count="1137" meta:word-count="16826" meta:character-count="104726" meta:non-whitespace-character-count="88858"/>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